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57cm"/>
    </style:style>
    <style:style style:name="co2" style:family="table-column">
      <style:table-column-properties fo:break-before="auto" style:column-width="2.194cm"/>
    </style:style>
    <style:style style:name="co3" style:family="table-column">
      <style:table-column-properties fo:break-before="auto" style:column-width="1.812cm"/>
    </style:style>
    <style:style style:name="co4" style:family="table-column">
      <style:table-column-properties fo:break-before="auto" style:column-width="3.468cm"/>
    </style:style>
    <style:style style:name="co5" style:family="table-column">
      <style:table-column-properties fo:break-before="auto" style:column-width="3.318cm"/>
    </style:style>
    <style:style style:name="co6" style:family="table-column">
      <style:table-column-properties fo:break-before="auto" style:column-width="3.552cm"/>
    </style:style>
    <style:style style:name="co7" style:family="table-column">
      <style:table-column-properties fo:break-before="auto" style:column-width="3.679cm"/>
    </style:style>
    <style:style style:name="co8" style:family="table-column">
      <style:table-column-properties fo:break-before="auto" style:column-width="4.295cm"/>
    </style:style>
    <style:style style:name="co9" style:family="table-column">
      <style:table-column-properties fo:break-before="auto" style:column-width="4.678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xtended_flows_with_route_manually edit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office:value-type="string" calcext:value-type="string">
            <text:p>Unnamed: 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ORIGINZONE_3_ID</text:p>
          </table:table-cell>
          <table:table-cell office:value-type="string" calcext:value-type="string">
            <text:p>DEST_ZONE_3_ID</text:p>
          </table:table-cell>
          <table:table-cell office:value-type="string" calcext:value-type="string">
            <text:p>TRIP_PURPOSE_ID</text:p>
          </table:table-cell>
          <table:table-cell office:value-type="string" calcext:value-type="string">
            <text:p>p_transport_car_trips</text:p>
          </table:table-cell>
          <table:table-cell office:value-type="string" calcext:value-type="string">
            <text:p>p_transport_car_vehicles</text:p>
          </table:table-cell>
          <table:table-cell office:value-type="string" calcext:value-type="string">
            <text:p>path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6715284" calcext:value-type="float">
            <text:p>16715284</text:p>
          </table:table-cell>
          <table:table-cell table:number-columns-repeated="2" office:value-type="float" office:value="110020101" calcext:value-type="float">
            <text:p>110020101</text:p>
          </table:table-cell>
          <table:table-cell office:value-type="float" office:value="2" calcext:value-type="float">
            <text:p>2</text:p>
          </table:table-cell>
          <table:table-cell office:value-type="float" office:value="41569230" calcext:value-type="float">
            <text:p>415692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('ES211', 'ES211')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4084400" calcext:value-type="float">
            <text:p>14084400</text:p>
          </table:table-cell>
          <table:table-cell table:number-columns-repeated="2" office:value-type="float" office:value="110020101" calcext:value-type="float">
            <text:p>110020101</text:p>
          </table:table-cell>
          <table:table-cell office:value-type="float" office:value="4" calcext:value-type="float">
            <text:p>4</text:p>
          </table:table-cell>
          <table:table-cell office:value-type="float" office:value="19659546" calcext:value-type="float">
            <text:p>196595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('ES211', 'ES211')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1453516" calcext:value-type="float">
            <text:p>11453516</text:p>
          </table:table-cell>
          <table:table-cell table:number-columns-repeated="2" office:value-type="float" office:value="110020101" calcext:value-type="float">
            <text:p>110020101</text:p>
          </table:table-cell>
          <table:table-cell office:value-type="float" office:value="1" calcext:value-type="float">
            <text:p>1</text:p>
          </table:table-cell>
          <table:table-cell office:value-type="float" office:value="3721091" calcext:value-type="float">
            <text:p>37210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('ES211', 'ES211')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14086022" calcext:value-type="float">
            <text:p>14086022</text:p>
          </table:table-cell>
          <table:table-cell office:value-type="float" office:value="110020102" calcext:value-type="float">
            <text:p>110020102</text:p>
          </table:table-cell>
          <table:table-cell office:value-type="float" office:value="110020101" calcext:value-type="float">
            <text:p>110020101</text:p>
          </table:table-cell>
          <table:table-cell office:value-type="float" office:value="4" calcext:value-type="float">
            <text:p>4</text:p>
          </table:table-cell>
          <table:table-cell office:value-type="float" office:value="526344" calcext:value-type="float">
            <text:p>526344</text:p>
          </table:table-cell>
          <table:table-cell office:value-type="float" office:value="408019" calcext:value-type="float">
            <text:p>408019</text:p>
          </table:table-cell>
          <table:table-cell office:value-type="string" calcext:value-type="string">
            <text:p>[('ES212', 'ES211')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16716906" calcext:value-type="float">
            <text:p>16716906</text:p>
          </table:table-cell>
          <table:table-cell office:value-type="float" office:value="110020102" calcext:value-type="float">
            <text:p>110020102</text:p>
          </table:table-cell>
          <table:table-cell office:value-type="float" office:value="110020101" calcext:value-type="float">
            <text:p>110020101</text:p>
          </table:table-cell>
          <table:table-cell office:value-type="float" office:value="2" calcext:value-type="float">
            <text:p>2</text:p>
          </table:table-cell>
          <table:table-cell office:value-type="float" office:value="421149" calcext:value-type="float">
            <text:p>421149</text:p>
          </table:table-cell>
          <table:table-cell office:value-type="float" office:value="207463" calcext:value-type="float">
            <text:p>207463</text:p>
          </table:table-cell>
          <table:table-cell office:value-type="string" calcext:value-type="string">
            <text:p>[('ES212', 'ES211')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office:value-type="float" office:value="11455138" calcext:value-type="float">
            <text:p>11455138</text:p>
          </table:table-cell>
          <table:table-cell office:value-type="float" office:value="110020102" calcext:value-type="float">
            <text:p>110020102</text:p>
          </table:table-cell>
          <table:table-cell office:value-type="float" office:value="110020101" calcext:value-type="float">
            <text:p>110020101</text:p>
          </table:table-cell>
          <table:table-cell office:value-type="float" office:value="1" calcext:value-type="float">
            <text:p>1</text:p>
          </table:table-cell>
          <table:table-cell office:value-type="float" office:value="87568" calcext:value-type="float">
            <text:p>87568</text:p>
          </table:table-cell>
          <table:table-cell office:value-type="float" office:value="67882" calcext:value-type="float">
            <text:p>67882</text:p>
          </table:table-cell>
          <table:table-cell office:value-type="string" calcext:value-type="string">
            <text:p>[('ES212', 'ES211')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 office:value-type="float" office:value="19347790" calcext:value-type="float">
            <text:p>19347790</text:p>
          </table:table-cell>
          <table:table-cell office:value-type="float" office:value="110020102" calcext:value-type="float">
            <text:p>110020102</text:p>
          </table:table-cell>
          <table:table-cell office:value-type="float" office:value="110020101" calcext:value-type="float">
            <text:p>110020101</text:p>
          </table:table-cell>
          <table:table-cell office:value-type="float" office:value="3" calcext:value-type="float">
            <text:p>3</text:p>
          </table:table-cell>
          <table:table-cell office:value-type="float" office:value="36227" calcext:value-type="float">
            <text:p>36227</text:p>
          </table:table-cell>
          <table:table-cell office:value-type="float" office:value="14608" calcext:value-type="float">
            <text:p>14608</text:p>
          </table:table-cell>
          <table:table-cell office:value-type="string" calcext:value-type="string">
            <text:p>[('ES212', 'ES211')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float" office:value="16716907" calcext:value-type="float">
            <text:p>16716907</text:p>
          </table:table-cell>
          <table:table-cell table:number-columns-repeated="2" office:value-type="float" office:value="110020102" calcext:value-type="float">
            <text:p>110020102</text:p>
          </table:table-cell>
          <table:table-cell office:value-type="float" office:value="2" calcext:value-type="float">
            <text:p>2</text:p>
          </table:table-cell>
          <table:table-cell office:value-type="float" office:value="92845325" calcext:value-type="float">
            <text:p>928453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('ES212', 'ES212')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14086023" calcext:value-type="float">
            <text:p>14086023</text:p>
          </table:table-cell>
          <table:table-cell table:number-columns-repeated="2" office:value-type="float" office:value="110020102" calcext:value-type="float">
            <text:p>110020102</text:p>
          </table:table-cell>
          <table:table-cell office:value-type="float" office:value="4" calcext:value-type="float">
            <text:p>4</text:p>
          </table:table-cell>
          <table:table-cell office:value-type="float" office:value="43213321" calcext:value-type="float">
            <text:p>432133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('ES212', 'ES212')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11455139" calcext:value-type="float">
            <text:p>11455139</text:p>
          </table:table-cell>
          <table:table-cell table:number-columns-repeated="2" office:value-type="float" office:value="110020102" calcext:value-type="float">
            <text:p>110020102</text:p>
          </table:table-cell>
          <table:table-cell office:value-type="float" office:value="1" calcext:value-type="float">
            <text:p>1</text:p>
          </table:table-cell>
          <table:table-cell office:value-type="float" office:value="8179269" calcext:value-type="float">
            <text:p>8179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('ES212', 'ES212')]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2" calcext:value-type="float">
            <text:p>92</text:p>
          </table:table-cell>
          <table:table-cell office:value-type="float" office:value="14084401" calcext:value-type="float">
            <text:p>14084401</text:p>
          </table:table-cell>
          <table:table-cell office:value-type="float" office:value="110020101" calcext:value-type="float">
            <text:p>110020101</text:p>
          </table:table-cell>
          <table:table-cell office:value-type="float" office:value="110020102" calcext:value-type="float">
            <text:p>110020102</text:p>
          </table:table-cell>
          <table:table-cell office:value-type="float" office:value="4" calcext:value-type="float">
            <text:p>4</text:p>
          </table:table-cell>
          <table:table-cell office:value-type="float" office:value="192195" calcext:value-type="float">
            <text:p>192195</text:p>
          </table:table-cell>
          <table:table-cell office:value-type="float" office:value="148988" calcext:value-type="float">
            <text:p>148988</text:p>
          </table:table-cell>
          <table:table-cell office:value-type="string" calcext:value-type="string">
            <text:p>[('ES211', 'ES212')]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office:value-type="float" office:value="16715285" calcext:value-type="float">
            <text:p>16715285</text:p>
          </table:table-cell>
          <table:table-cell office:value-type="float" office:value="110020101" calcext:value-type="float">
            <text:p>110020101</text:p>
          </table:table-cell>
          <table:table-cell office:value-type="float" office:value="110020102" calcext:value-type="float">
            <text:p>110020102</text:p>
          </table:table-cell>
          <table:table-cell office:value-type="float" office:value="2" calcext:value-type="float">
            <text:p>2</text:p>
          </table:table-cell>
          <table:table-cell office:value-type="float" office:value="173307" calcext:value-type="float">
            <text:p>173307</text:p>
          </table:table-cell>
          <table:table-cell office:value-type="float" office:value="85373" calcext:value-type="float">
            <text:p>85373</text:p>
          </table:table-cell>
          <table:table-cell office:value-type="string" calcext:value-type="string">
            <text:p>[('ES211', 'ES212')]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 office:value-type="float" office:value="11453517" calcext:value-type="float">
            <text:p>11453517</text:p>
          </table:table-cell>
          <table:table-cell office:value-type="float" office:value="110020101" calcext:value-type="float">
            <text:p>110020101</text:p>
          </table:table-cell>
          <table:table-cell office:value-type="float" office:value="110020102" calcext:value-type="float">
            <text:p>110020102</text:p>
          </table:table-cell>
          <table:table-cell office:value-type="float" office:value="1" calcext:value-type="float">
            <text:p>1</text:p>
          </table:table-cell>
          <table:table-cell office:value-type="float" office:value="51146" calcext:value-type="float">
            <text:p>51146</text:p>
          </table:table-cell>
          <table:table-cell office:value-type="float" office:value="39648" calcext:value-type="float">
            <text:p>39648</text:p>
          </table:table-cell>
          <table:table-cell office:value-type="string" calcext:value-type="string">
            <text:p>[('ES211', 'ES212')]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19346169" calcext:value-type="float">
            <text:p>19346169</text:p>
          </table:table-cell>
          <table:table-cell office:value-type="float" office:value="110020101" calcext:value-type="float">
            <text:p>110020101</text:p>
          </table:table-cell>
          <table:table-cell office:value-type="float" office:value="110020102" calcext:value-type="float">
            <text:p>110020102</text:p>
          </table:table-cell>
          <table:table-cell office:value-type="float" office:value="3" calcext:value-type="float">
            <text:p>3</text:p>
          </table:table-cell>
          <table:table-cell office:value-type="float" office:value="5815" calcext:value-type="float">
            <text:p>5815</text:p>
          </table:table-cell>
          <table:table-cell office:value-type="float" office:value="2345" calcext:value-type="float">
            <text:p>2345</text:p>
          </table:table-cell>
          <table:table-cell office:value-type="string" calcext:value-type="string">
            <text:p>[('ES211', 'ES212')]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5" calcext:value-type="float">
            <text:p>115</text:p>
          </table:table-cell>
          <table:table-cell office:value-type="float" office:value="14087645" calcext:value-type="float">
            <text:p>14087645</text:p>
          </table:table-cell>
          <table:table-cell office:value-type="float" office:value="110020103" calcext:value-type="float">
            <text:p>110020103</text:p>
          </table:table-cell>
          <table:table-cell office:value-type="float" office:value="110020102" calcext:value-type="float">
            <text:p>110020102</text:p>
          </table:table-cell>
          <table:table-cell office:value-type="float" office:value="4" calcext:value-type="float">
            <text:p>4</text:p>
          </table:table-cell>
          <table:table-cell office:value-type="float" office:value="2433031" calcext:value-type="float">
            <text:p>2433031</text:p>
          </table:table-cell>
          <table:table-cell office:value-type="float" office:value="1886071" calcext:value-type="float">
            <text:p>1886071</text:p>
          </table:table-cell>
          <table:table-cell office:value-type="string" calcext:value-type="string">
            <text:p>[('ES213','ES212')]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6" calcext:value-type="float">
            <text:p>116</text:p>
          </table:table-cell>
          <table:table-cell office:value-type="float" office:value="14087644" calcext:value-type="float">
            <text:p>14087644</text:p>
          </table:table-cell>
          <table:table-cell office:value-type="float" office:value="110020103" calcext:value-type="float">
            <text:p>110020103</text:p>
          </table:table-cell>
          <table:table-cell office:value-type="float" office:value="110020101" calcext:value-type="float">
            <text:p>110020101</text:p>
          </table:table-cell>
          <table:table-cell office:value-type="float" office:value="4" calcext:value-type="float">
            <text:p>4</text:p>
          </table:table-cell>
          <table:table-cell office:value-type="float" office:value="2224333" calcext:value-type="float">
            <text:p>2224333</text:p>
          </table:table-cell>
          <table:table-cell office:value-type="float" office:value="1724289" calcext:value-type="float">
            <text:p>1724289</text:p>
          </table:table-cell>
          <table:table-cell office:value-type="string" calcext:value-type="string">
            <text:p>[('ES213','ES211')]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7" calcext:value-type="float">
            <text:p>117</text:p>
          </table:table-cell>
          <table:table-cell office:value-type="float" office:value="16718528" calcext:value-type="float">
            <text:p>16718528</text:p>
          </table:table-cell>
          <table:table-cell office:value-type="float" office:value="110020103" calcext:value-type="float">
            <text:p>110020103</text:p>
          </table:table-cell>
          <table:table-cell office:value-type="float" office:value="110020101" calcext:value-type="float">
            <text:p>110020101</text:p>
          </table:table-cell>
          <table:table-cell office:value-type="float" office:value="2" calcext:value-type="float">
            <text:p>2</text:p>
          </table:table-cell>
          <table:table-cell office:value-type="float" office:value="2039839" calcext:value-type="float">
            <text:p>2039839</text:p>
          </table:table-cell>
          <table:table-cell office:value-type="float" office:value="1004847" calcext:value-type="float">
            <text:p>1004847</text:p>
          </table:table-cell>
          <table:table-cell office:value-type="string" calcext:value-type="string">
            <text:p>[('ES213','ES211')]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8" calcext:value-type="float">
            <text:p>118</text:p>
          </table:table-cell>
          <table:table-cell office:value-type="float" office:value="16718529" calcext:value-type="float">
            <text:p>16718529</text:p>
          </table:table-cell>
          <table:table-cell office:value-type="float" office:value="110020103" calcext:value-type="float">
            <text:p>110020103</text:p>
          </table:table-cell>
          <table:table-cell office:value-type="float" office:value="110020102" calcext:value-type="float">
            <text:p>110020102</text:p>
          </table:table-cell>
          <table:table-cell office:value-type="float" office:value="2" calcext:value-type="float">
            <text:p>2</text:p>
          </table:table-cell>
          <table:table-cell office:value-type="float" office:value="2006675" calcext:value-type="float">
            <text:p>2006675</text:p>
          </table:table-cell>
          <table:table-cell office:value-type="float" office:value="988510" calcext:value-type="float">
            <text:p>988510</text:p>
          </table:table-cell>
          <table:table-cell office:value-type="string" calcext:value-type="string">
            <text:p>[('ES213','ES212')]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1" calcext:value-type="float">
            <text:p>121</text:p>
          </table:table-cell>
          <table:table-cell office:value-type="float" office:value="11456760" calcext:value-type="float">
            <text:p>11456760</text:p>
          </table:table-cell>
          <table:table-cell office:value-type="float" office:value="110020103" calcext:value-type="float">
            <text:p>110020103</text:p>
          </table:table-cell>
          <table:table-cell office:value-type="float" office:value="110020101" calcext:value-type="float">
            <text:p>110020101</text:p>
          </table:table-cell>
          <table:table-cell office:value-type="float" office:value="1" calcext:value-type="float">
            <text:p>1</text:p>
          </table:table-cell>
          <table:table-cell office:value-type="float" office:value="507044" calcext:value-type="float">
            <text:p>507044</text:p>
          </table:table-cell>
          <table:table-cell office:value-type="float" office:value="393057" calcext:value-type="float">
            <text:p>393057</text:p>
          </table:table-cell>
          <table:table-cell office:value-type="string" calcext:value-type="string">
            <text:p>[('ES213','ES211')]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2" calcext:value-type="float">
            <text:p>122</text:p>
          </table:table-cell>
          <table:table-cell office:value-type="float" office:value="11456761" calcext:value-type="float">
            <text:p>11456761</text:p>
          </table:table-cell>
          <table:table-cell office:value-type="float" office:value="110020103" calcext:value-type="float">
            <text:p>110020103</text:p>
          </table:table-cell>
          <table:table-cell office:value-type="float" office:value="110020102" calcext:value-type="float">
            <text:p>110020102</text:p>
          </table:table-cell>
          <table:table-cell office:value-type="float" office:value="1" calcext:value-type="float">
            <text:p>1</text:p>
          </table:table-cell>
          <table:table-cell office:value-type="float" office:value="362523" calcext:value-type="float">
            <text:p>362523</text:p>
          </table:table-cell>
          <table:table-cell office:value-type="float" office:value="281026" calcext:value-type="float">
            <text:p>281026</text:p>
          </table:table-cell>
          <table:table-cell office:value-type="string" calcext:value-type="string">
            <text:p>[('ES213','ES212')]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9" calcext:value-type="float">
            <text:p>129</text:p>
          </table:table-cell>
          <table:table-cell office:value-type="float" office:value="19349413" calcext:value-type="float">
            <text:p>19349413</text:p>
          </table:table-cell>
          <table:table-cell office:value-type="float" office:value="110020103" calcext:value-type="float">
            <text:p>110020103</text:p>
          </table:table-cell>
          <table:table-cell office:value-type="float" office:value="110020102" calcext:value-type="float">
            <text:p>110020102</text:p>
          </table:table-cell>
          <table:table-cell office:value-type="float" office:value="3" calcext:value-type="float">
            <text:p>3</text:p>
          </table:table-cell>
          <table:table-cell office:value-type="float" office:value="85508" calcext:value-type="float">
            <text:p>85508</text:p>
          </table:table-cell>
          <table:table-cell office:value-type="float" office:value="34479" calcext:value-type="float">
            <text:p>34479</text:p>
          </table:table-cell>
          <table:table-cell office:value-type="string" calcext:value-type="string">
            <text:p>[('ES213','ES212')]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3" calcext:value-type="float">
            <text:p>133</text:p>
          </table:table-cell>
          <table:table-cell office:value-type="float" office:value="19349412" calcext:value-type="float">
            <text:p>19349412</text:p>
          </table:table-cell>
          <table:table-cell office:value-type="float" office:value="110020103" calcext:value-type="float">
            <text:p>110020103</text:p>
          </table:table-cell>
          <table:table-cell office:value-type="float" office:value="110020101" calcext:value-type="float">
            <text:p>110020101</text:p>
          </table:table-cell>
          <table:table-cell office:value-type="float" office:value="3" calcext:value-type="float">
            <text:p>3</text:p>
          </table:table-cell>
          <table:table-cell office:value-type="float" office:value="27021" calcext:value-type="float">
            <text:p>27021</text:p>
          </table:table-cell>
          <table:table-cell office:value-type="float" office:value="10896" calcext:value-type="float">
            <text:p>10896</text:p>
          </table:table-cell>
          <table:table-cell office:value-type="string" calcext:value-type="string">
            <text:p>[('ES213','ES211')]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0" calcext:value-type="float">
            <text:p>140</text:p>
          </table:table-cell>
          <table:table-cell office:value-type="float" office:value="16718530" calcext:value-type="float">
            <text:p>16718530</text:p>
          </table:table-cell>
          <table:table-cell table:number-columns-repeated="2" office:value-type="float" office:value="110020103" calcext:value-type="float">
            <text:p>110020103</text:p>
          </table:table-cell>
          <table:table-cell office:value-type="float" office:value="2" calcext:value-type="float">
            <text:p>2</text:p>
          </table:table-cell>
          <table:table-cell office:value-type="float" office:value="154497612" calcext:value-type="float">
            <text:p>1544976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('ES213', 'ES213')]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1" calcext:value-type="float">
            <text:p>141</text:p>
          </table:table-cell>
          <table:table-cell office:value-type="float" office:value="14087646" calcext:value-type="float">
            <text:p>14087646</text:p>
          </table:table-cell>
          <table:table-cell table:number-columns-repeated="2" office:value-type="float" office:value="110020103" calcext:value-type="float">
            <text:p>110020103</text:p>
          </table:table-cell>
          <table:table-cell office:value-type="float" office:value="4" calcext:value-type="float">
            <text:p>4</text:p>
          </table:table-cell>
          <table:table-cell office:value-type="float" office:value="68680284" calcext:value-type="float">
            <text:p>686802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('ES213', 'ES213')]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2" calcext:value-type="float">
            <text:p>142</text:p>
          </table:table-cell>
          <table:table-cell office:value-type="float" office:value="11456762" calcext:value-type="float">
            <text:p>11456762</text:p>
          </table:table-cell>
          <table:table-cell table:number-columns-repeated="2" office:value-type="float" office:value="110020103" calcext:value-type="float">
            <text:p>110020103</text:p>
          </table:table-cell>
          <table:table-cell office:value-type="float" office:value="1" calcext:value-type="float">
            <text:p>1</text:p>
          </table:table-cell>
          <table:table-cell office:value-type="float" office:value="12999569" calcext:value-type="float">
            <text:p>129995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('ES213', 'ES213')]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3" calcext:value-type="float">
            <text:p>143</text:p>
          </table:table-cell>
          <table:table-cell office:value-type="float" office:value="14086024" calcext:value-type="float">
            <text:p>14086024</text:p>
          </table:table-cell>
          <table:table-cell office:value-type="float" office:value="110020102" calcext:value-type="float">
            <text:p>110020102</text:p>
          </table:table-cell>
          <table:table-cell office:value-type="float" office:value="110020103" calcext:value-type="float">
            <text:p>110020103</text:p>
          </table:table-cell>
          <table:table-cell office:value-type="float" office:value="4" calcext:value-type="float">
            <text:p>4</text:p>
          </table:table-cell>
          <table:table-cell office:value-type="float" office:value="2119121" calcext:value-type="float">
            <text:p>2119121</text:p>
          </table:table-cell>
          <table:table-cell office:value-type="float" office:value="1642729" calcext:value-type="float">
            <text:p>1642729</text:p>
          </table:table-cell>
          <table:table-cell office:value-type="string" calcext:value-type="string">
            <text:p>[('ES212', 'ES213')]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4" calcext:value-type="float">
            <text:p>144</text:p>
          </table:table-cell>
          <table:table-cell office:value-type="float" office:value="16716908" calcext:value-type="float">
            <text:p>16716908</text:p>
          </table:table-cell>
          <table:table-cell office:value-type="float" office:value="110020102" calcext:value-type="float">
            <text:p>110020102</text:p>
          </table:table-cell>
          <table:table-cell office:value-type="float" office:value="110020103" calcext:value-type="float">
            <text:p>110020103</text:p>
          </table:table-cell>
          <table:table-cell office:value-type="float" office:value="2" calcext:value-type="float">
            <text:p>2</text:p>
          </table:table-cell>
          <table:table-cell office:value-type="float" office:value="1816570" calcext:value-type="float">
            <text:p>1816570</text:p>
          </table:table-cell>
          <table:table-cell office:value-type="float" office:value="894862" calcext:value-type="float">
            <text:p>894862</text:p>
          </table:table-cell>
          <table:table-cell office:value-type="string" calcext:value-type="string">
            <text:p>[('ES212', 'ES213')]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7" calcext:value-type="float">
            <text:p>147</text:p>
          </table:table-cell>
          <table:table-cell office:value-type="float" office:value="16715286" calcext:value-type="float">
            <text:p>16715286</text:p>
          </table:table-cell>
          <table:table-cell office:value-type="float" office:value="110020101" calcext:value-type="float">
            <text:p>110020101</text:p>
          </table:table-cell>
          <table:table-cell office:value-type="float" office:value="110020103" calcext:value-type="float">
            <text:p>110020103</text:p>
          </table:table-cell>
          <table:table-cell office:value-type="float" office:value="2" calcext:value-type="float">
            <text:p>2</text:p>
          </table:table-cell>
          <table:table-cell office:value-type="float" office:value="744248" calcext:value-type="float">
            <text:p>744248</text:p>
          </table:table-cell>
          <table:table-cell office:value-type="float" office:value="366625" calcext:value-type="float">
            <text:p>366625</text:p>
          </table:table-cell>
          <table:table-cell office:value-type="string" calcext:value-type="string">
            <text:p>[('ES211','ES213')]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8" calcext:value-type="float">
            <text:p>148</text:p>
          </table:table-cell>
          <table:table-cell office:value-type="float" office:value="14084402" calcext:value-type="float">
            <text:p>14084402</text:p>
          </table:table-cell>
          <table:table-cell office:value-type="float" office:value="110020101" calcext:value-type="float">
            <text:p>110020101</text:p>
          </table:table-cell>
          <table:table-cell office:value-type="float" office:value="110020103" calcext:value-type="float">
            <text:p>110020103</text:p>
          </table:table-cell>
          <table:table-cell office:value-type="float" office:value="4" calcext:value-type="float">
            <text:p>4</text:p>
          </table:table-cell>
          <table:table-cell office:value-type="float" office:value="668142" calcext:value-type="float">
            <text:p>668142</text:p>
          </table:table-cell>
          <table:table-cell office:value-type="float" office:value="517940" calcext:value-type="float">
            <text:p>517940</text:p>
          </table:table-cell>
          <table:table-cell office:value-type="string" calcext:value-type="string">
            <text:p>[('ES211','ES213')]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9" calcext:value-type="float">
            <text:p>149</text:p>
          </table:table-cell>
          <table:table-cell office:value-type="float" office:value="11455140" calcext:value-type="float">
            <text:p>11455140</text:p>
          </table:table-cell>
          <table:table-cell office:value-type="float" office:value="110020102" calcext:value-type="float">
            <text:p>110020102</text:p>
          </table:table-cell>
          <table:table-cell office:value-type="float" office:value="110020103" calcext:value-type="float">
            <text:p>110020103</text:p>
          </table:table-cell>
          <table:table-cell office:value-type="float" office:value="1" calcext:value-type="float">
            <text:p>1</text:p>
          </table:table-cell>
          <table:table-cell office:value-type="float" office:value="306704" calcext:value-type="float">
            <text:p>306704</text:p>
          </table:table-cell>
          <table:table-cell office:value-type="float" office:value="237755" calcext:value-type="float">
            <text:p>237755</text:p>
          </table:table-cell>
          <table:table-cell office:value-type="string" calcext:value-type="string">
            <text:p>[('ES212', 'ES213')]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1" calcext:value-type="float">
            <text:p>151</text:p>
          </table:table-cell>
          <table:table-cell office:value-type="float" office:value="11453518" calcext:value-type="float">
            <text:p>11453518</text:p>
          </table:table-cell>
          <table:table-cell office:value-type="float" office:value="110020101" calcext:value-type="float">
            <text:p>110020101</text:p>
          </table:table-cell>
          <table:table-cell office:value-type="float" office:value="110020103" calcext:value-type="float">
            <text:p>110020103</text:p>
          </table:table-cell>
          <table:table-cell office:value-type="float" office:value="1" calcext:value-type="float">
            <text:p>1</text:p>
          </table:table-cell>
          <table:table-cell office:value-type="float" office:value="239824" calcext:value-type="float">
            <text:p>239824</text:p>
          </table:table-cell>
          <table:table-cell office:value-type="float" office:value="185910" calcext:value-type="float">
            <text:p>185910</text:p>
          </table:table-cell>
          <table:table-cell office:value-type="string" calcext:value-type="string">
            <text:p>[('ES211','ES213')]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52" calcext:value-type="float">
            <text:p>152</text:p>
          </table:table-cell>
          <table:table-cell office:value-type="float" office:value="19347792" calcext:value-type="float">
            <text:p>19347792</text:p>
          </table:table-cell>
          <table:table-cell office:value-type="float" office:value="110020102" calcext:value-type="float">
            <text:p>110020102</text:p>
          </table:table-cell>
          <table:table-cell office:value-type="float" office:value="110020103" calcext:value-type="float">
            <text:p>110020103</text:p>
          </table:table-cell>
          <table:table-cell office:value-type="float" office:value="3" calcext:value-type="float">
            <text:p>3</text:p>
          </table:table-cell>
          <table:table-cell office:value-type="float" office:value="151790" calcext:value-type="float">
            <text:p>151790</text:p>
          </table:table-cell>
          <table:table-cell office:value-type="float" office:value="61206" calcext:value-type="float">
            <text:p>61206</text:p>
          </table:table-cell>
          <table:table-cell office:value-type="string" calcext:value-type="string">
            <text:p>[('ES212', 'ES213')]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7" calcext:value-type="float">
            <text:p>157</text:p>
          </table:table-cell>
          <table:table-cell office:value-type="float" office:value="19346170" calcext:value-type="float">
            <text:p>19346170</text:p>
          </table:table-cell>
          <table:table-cell office:value-type="float" office:value="110020101" calcext:value-type="float">
            <text:p>110020101</text:p>
          </table:table-cell>
          <table:table-cell office:value-type="float" office:value="110020103" calcext:value-type="float">
            <text:p>110020103</text:p>
          </table:table-cell>
          <table:table-cell office:value-type="float" office:value="3" calcext:value-type="float">
            <text:p>3</text:p>
          </table:table-cell>
          <table:table-cell office:value-type="float" office:value="8139" calcext:value-type="float">
            <text:p>8139</text:p>
          </table:table-cell>
          <table:table-cell office:value-type="float" office:value="3282" calcext:value-type="float">
            <text:p>3282</text:p>
          </table:table-cell>
          <table:table-cell office:value-type="string" calcext:value-type="string">
            <text:p>[('ES211','ES213')]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71" calcext:value-type="float">
            <text:p>171</text:p>
          </table:table-cell>
          <table:table-cell office:value-type="float" office:value="16720151" calcext:value-type="float">
            <text:p>16720151</text:p>
          </table:table-cell>
          <table:table-cell office:value-type="float" office:value="110020200" calcext:value-type="float">
            <text:p>110020200</text:p>
          </table:table-cell>
          <table:table-cell office:value-type="float" office:value="110020102" calcext:value-type="float">
            <text:p>110020102</text:p>
          </table:table-cell>
          <table:table-cell office:value-type="float" office:value="2" calcext:value-type="float">
            <text:p>2</text:p>
          </table:table-cell>
          <table:table-cell office:value-type="float" office:value="715402" calcext:value-type="float">
            <text:p>715402</text:p>
          </table:table-cell>
          <table:table-cell office:value-type="float" office:value="352415" calcext:value-type="float">
            <text:p>352415</text:p>
          </table:table-cell>
          <table:table-cell office:value-type="string" calcext:value-type="string">
            <text:p>[('ES220', 'ES212')]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72" calcext:value-type="float">
            <text:p>172</text:p>
          </table:table-cell>
          <table:table-cell office:value-type="float" office:value="14089267" calcext:value-type="float">
            <text:p>14089267</text:p>
          </table:table-cell>
          <table:table-cell office:value-type="float" office:value="110020200" calcext:value-type="float">
            <text:p>110020200</text:p>
          </table:table-cell>
          <table:table-cell office:value-type="float" office:value="110020102" calcext:value-type="float">
            <text:p>110020102</text:p>
          </table:table-cell>
          <table:table-cell office:value-type="float" office:value="4" calcext:value-type="float">
            <text:p>4</text:p>
          </table:table-cell>
          <table:table-cell office:value-type="float" office:value="473759" calcext:value-type="float">
            <text:p>473759</text:p>
          </table:table-cell>
          <table:table-cell office:value-type="float" office:value="367255" calcext:value-type="float">
            <text:p>367255</text:p>
          </table:table-cell>
          <table:table-cell office:value-type="string" calcext:value-type="string">
            <text:p>[('ES220', 'ES212')]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74" calcext:value-type="float">
            <text:p>174</text:p>
          </table:table-cell>
          <table:table-cell office:value-type="float" office:value="16720150" calcext:value-type="float">
            <text:p>16720150</text:p>
          </table:table-cell>
          <table:table-cell office:value-type="float" office:value="110020200" calcext:value-type="float">
            <text:p>110020200</text:p>
          </table:table-cell>
          <table:table-cell office:value-type="float" office:value="110020101" calcext:value-type="float">
            <text:p>110020101</text:p>
          </table:table-cell>
          <table:table-cell office:value-type="float" office:value="2" calcext:value-type="float">
            <text:p>2</text:p>
          </table:table-cell>
          <table:table-cell office:value-type="float" office:value="140029" calcext:value-type="float">
            <text:p>140029</text:p>
          </table:table-cell>
          <table:table-cell office:value-type="float" office:value="68980" calcext:value-type="float">
            <text:p>68980</text:p>
          </table:table-cell>
          <table:table-cell office:value-type="string" calcext:value-type="string">
            <text:p>[('ES220', 'ES211]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75" calcext:value-type="float">
            <text:p>175</text:p>
          </table:table-cell>
          <table:table-cell office:value-type="float" office:value="14089266" calcext:value-type="float">
            <text:p>14089266</text:p>
          </table:table-cell>
          <table:table-cell office:value-type="float" office:value="110020200" calcext:value-type="float">
            <text:p>110020200</text:p>
          </table:table-cell>
          <table:table-cell office:value-type="float" office:value="110020101" calcext:value-type="float">
            <text:p>110020101</text:p>
          </table:table-cell>
          <table:table-cell office:value-type="float" office:value="4" calcext:value-type="float">
            <text:p>4</text:p>
          </table:table-cell>
          <table:table-cell office:value-type="float" office:value="104051" calcext:value-type="float">
            <text:p>104051</text:p>
          </table:table-cell>
          <table:table-cell office:value-type="float" office:value="80660" calcext:value-type="float">
            <text:p>80660</text:p>
          </table:table-cell>
          <table:table-cell office:value-type="string" calcext:value-type="string">
            <text:p>[('ES220', 'ES211]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7" calcext:value-type="float">
            <text:p>177</text:p>
          </table:table-cell>
          <table:table-cell office:value-type="float" office:value="11458383" calcext:value-type="float">
            <text:p>11458383</text:p>
          </table:table-cell>
          <table:table-cell office:value-type="float" office:value="110020200" calcext:value-type="float">
            <text:p>110020200</text:p>
          </table:table-cell>
          <table:table-cell office:value-type="float" office:value="110020102" calcext:value-type="float">
            <text:p>110020102</text:p>
          </table:table-cell>
          <table:table-cell office:value-type="float" office:value="1" calcext:value-type="float">
            <text:p>1</text:p>
          </table:table-cell>
          <table:table-cell office:value-type="float" office:value="79004" calcext:value-type="float">
            <text:p>79004</text:p>
          </table:table-cell>
          <table:table-cell office:value-type="float" office:value="61244" calcext:value-type="float">
            <text:p>61244</text:p>
          </table:table-cell>
          <table:table-cell office:value-type="string" calcext:value-type="string">
            <text:p>[('ES220', 'ES212')]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80" calcext:value-type="float">
            <text:p>180</text:p>
          </table:table-cell>
          <table:table-cell office:value-type="float" office:value="19351034" calcext:value-type="float">
            <text:p>19351034</text:p>
          </table:table-cell>
          <table:table-cell office:value-type="float" office:value="110020200" calcext:value-type="float">
            <text:p>110020200</text:p>
          </table:table-cell>
          <table:table-cell office:value-type="float" office:value="110020101" calcext:value-type="float">
            <text:p>110020101</text:p>
          </table:table-cell>
          <table:table-cell office:value-type="float" office:value="3" calcext:value-type="float">
            <text:p>3</text:p>
          </table:table-cell>
          <table:table-cell office:value-type="float" office:value="19202" calcext:value-type="float">
            <text:p>19202</text:p>
          </table:table-cell>
          <table:table-cell office:value-type="float" office:value="7743" calcext:value-type="float">
            <text:p>7743</text:p>
          </table:table-cell>
          <table:table-cell office:value-type="string" calcext:value-type="string">
            <text:p>[('ES220', 'ES211]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82" calcext:value-type="float">
            <text:p>182</text:p>
          </table:table-cell>
          <table:table-cell office:value-type="float" office:value="11458382" calcext:value-type="float">
            <text:p>11458382</text:p>
          </table:table-cell>
          <table:table-cell office:value-type="float" office:value="110020200" calcext:value-type="float">
            <text:p>110020200</text:p>
          </table:table-cell>
          <table:table-cell office:value-type="float" office:value="110020101" calcext:value-type="float">
            <text:p>110020101</text:p>
          </table:table-cell>
          <table:table-cell office:value-type="float" office:value="1" calcext:value-type="float">
            <text:p>1</text:p>
          </table:table-cell>
          <table:table-cell office:value-type="float" office:value="17836" calcext:value-type="float">
            <text:p>17836</text:p>
          </table:table-cell>
          <table:table-cell office:value-type="float" office:value="13826" calcext:value-type="float">
            <text:p>13826</text:p>
          </table:table-cell>
          <table:table-cell office:value-type="string" calcext:value-type="string">
            <text:p>[('ES220', 'ES211]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83" calcext:value-type="float">
            <text:p>183</text:p>
          </table:table-cell>
          <table:table-cell office:value-type="float" office:value="16720152" calcext:value-type="float">
            <text:p>16720152</text:p>
          </table:table-cell>
          <table:table-cell office:value-type="float" office:value="110020200" calcext:value-type="float">
            <text:p>110020200</text:p>
          </table:table-cell>
          <table:table-cell office:value-type="float" office:value="110020103" calcext:value-type="float">
            <text:p>110020103</text:p>
          </table:table-cell>
          <table:table-cell office:value-type="float" office:value="2" calcext:value-type="float">
            <text:p>2</text:p>
          </table:table-cell>
          <table:table-cell office:value-type="float" office:value="17140" calcext:value-type="float">
            <text:p>17140</text:p>
          </table:table-cell>
          <table:table-cell office:value-type="float" office:value="8443" calcext:value-type="float">
            <text:p>8443</text:p>
          </table:table-cell>
          <table:table-cell office:value-type="string" calcext:value-type="string">
            <text:p>[('ES220','ES212', 'ES213')]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84" calcext:value-type="float">
            <text:p>184</text:p>
          </table:table-cell>
          <table:table-cell office:value-type="float" office:value="19351035" calcext:value-type="float">
            <text:p>19351035</text:p>
          </table:table-cell>
          <table:table-cell office:value-type="float" office:value="110020200" calcext:value-type="float">
            <text:p>110020200</text:p>
          </table:table-cell>
          <table:table-cell office:value-type="float" office:value="110020102" calcext:value-type="float">
            <text:p>110020102</text:p>
          </table:table-cell>
          <table:table-cell office:value-type="float" office:value="3" calcext:value-type="float">
            <text:p>3</text:p>
          </table:table-cell>
          <table:table-cell office:value-type="float" office:value="15247" calcext:value-type="float">
            <text:p>15247</text:p>
          </table:table-cell>
          <table:table-cell office:value-type="float" office:value="6148" calcext:value-type="float">
            <text:p>6148</text:p>
          </table:table-cell>
          <table:table-cell office:value-type="string" calcext:value-type="string">
            <text:p>[('ES220', 'ES212')]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86" calcext:value-type="float">
            <text:p>186</text:p>
          </table:table-cell>
          <table:table-cell office:value-type="float" office:value="19351036" calcext:value-type="float">
            <text:p>19351036</text:p>
          </table:table-cell>
          <table:table-cell office:value-type="float" office:value="110020200" calcext:value-type="float">
            <text:p>110020200</text:p>
          </table:table-cell>
          <table:table-cell office:value-type="float" office:value="110020103" calcext:value-type="float">
            <text:p>110020103</text:p>
          </table:table-cell>
          <table:table-cell office:value-type="float" office:value="3" calcext:value-type="float">
            <text:p>3</text:p>
          </table:table-cell>
          <table:table-cell office:value-type="float" office:value="7849" calcext:value-type="float">
            <text:p>7849</text:p>
          </table:table-cell>
          <table:table-cell office:value-type="float" office:value="3165" calcext:value-type="float">
            <text:p>3165</text:p>
          </table:table-cell>
          <table:table-cell office:value-type="string" calcext:value-type="string">
            <text:p>[('ES220','ES212', 'ES213')]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87" calcext:value-type="float">
            <text:p>187</text:p>
          </table:table-cell>
          <table:table-cell office:value-type="float" office:value="14089268" calcext:value-type="float">
            <text:p>14089268</text:p>
          </table:table-cell>
          <table:table-cell office:value-type="float" office:value="110020200" calcext:value-type="float">
            <text:p>110020200</text:p>
          </table:table-cell>
          <table:table-cell office:value-type="float" office:value="110020103" calcext:value-type="float">
            <text:p>110020103</text:p>
          </table:table-cell>
          <table:table-cell office:value-type="float" office:value="4" calcext:value-type="float">
            <text:p>4</text:p>
          </table:table-cell>
          <table:table-cell office:value-type="float" office:value="5319" calcext:value-type="float">
            <text:p>5319</text:p>
          </table:table-cell>
          <table:table-cell office:value-type="float" office:value="4123" calcext:value-type="float">
            <text:p>4123</text:p>
          </table:table-cell>
          <table:table-cell office:value-type="string" calcext:value-type="string">
            <text:p>[('ES220','ES212', 'ES213')]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88" calcext:value-type="float">
            <text:p>188</text:p>
          </table:table-cell>
          <table:table-cell office:value-type="float" office:value="11458384" calcext:value-type="float">
            <text:p>11458384</text:p>
          </table:table-cell>
          <table:table-cell office:value-type="float" office:value="110020200" calcext:value-type="float">
            <text:p>110020200</text:p>
          </table:table-cell>
          <table:table-cell office:value-type="float" office:value="110020103" calcext:value-type="float">
            <text:p>110020103</text:p>
          </table:table-cell>
          <table:table-cell office:value-type="float" office:value="1" calcext:value-type="float">
            <text:p>1</text:p>
          </table:table-cell>
          <table:table-cell office:value-type="float" office:value="4061" calcext:value-type="float">
            <text:p>4061</text:p>
          </table:table-cell>
          <table:table-cell office:value-type="float" office:value="3148" calcext:value-type="float">
            <text:p>3148</text:p>
          </table:table-cell>
          <table:table-cell office:value-type="string" calcext:value-type="string">
            <text:p>[('ES220','ES212', 'ES213')]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96" calcext:value-type="float">
            <text:p>196</text:p>
          </table:table-cell>
          <table:table-cell office:value-type="float" office:value="16720153" calcext:value-type="float">
            <text:p>16720153</text:p>
          </table:table-cell>
          <table:table-cell table:number-columns-repeated="2" office:value-type="float" office:value="110020200" calcext:value-type="float">
            <text:p>110020200</text:p>
          </table:table-cell>
          <table:table-cell office:value-type="float" office:value="2" calcext:value-type="float">
            <text:p>2</text:p>
          </table:table-cell>
          <table:table-cell office:value-type="float" office:value="86742126" calcext:value-type="float">
            <text:p>86742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('ES220', 'ES220')]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97" calcext:value-type="float">
            <text:p>197</text:p>
          </table:table-cell>
          <table:table-cell office:value-type="float" office:value="14089269" calcext:value-type="float">
            <text:p>14089269</text:p>
          </table:table-cell>
          <table:table-cell table:number-columns-repeated="2" office:value-type="float" office:value="110020200" calcext:value-type="float">
            <text:p>110020200</text:p>
          </table:table-cell>
          <table:table-cell office:value-type="float" office:value="4" calcext:value-type="float">
            <text:p>4</text:p>
          </table:table-cell>
          <table:table-cell office:value-type="float" office:value="40585440" calcext:value-type="float">
            <text:p>405854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('ES220', 'ES220')]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98" calcext:value-type="float">
            <text:p>198</text:p>
          </table:table-cell>
          <table:table-cell office:value-type="float" office:value="11458385" calcext:value-type="float">
            <text:p>11458385</text:p>
          </table:table-cell>
          <table:table-cell table:number-columns-repeated="2" office:value-type="float" office:value="110020200" calcext:value-type="float">
            <text:p>110020200</text:p>
          </table:table-cell>
          <table:table-cell office:value-type="float" office:value="1" calcext:value-type="float">
            <text:p>1</text:p>
          </table:table-cell>
          <table:table-cell office:value-type="float" office:value="7681873" calcext:value-type="float">
            <text:p>76818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('ES220', 'ES220')]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99" calcext:value-type="float">
            <text:p>199</text:p>
          </table:table-cell>
          <table:table-cell office:value-type="float" office:value="14086025" calcext:value-type="float">
            <text:p>14086025</text:p>
          </table:table-cell>
          <table:table-cell office:value-type="float" office:value="110020102" calcext:value-type="float">
            <text:p>110020102</text:p>
          </table:table-cell>
          <table:table-cell office:value-type="float" office:value="110020200" calcext:value-type="float">
            <text:p>110020200</text:p>
          </table:table-cell>
          <table:table-cell office:value-type="float" office:value="4" calcext:value-type="float">
            <text:p>4</text:p>
          </table:table-cell>
          <table:table-cell office:value-type="float" office:value="1653605" calcext:value-type="float">
            <text:p>1653605</text:p>
          </table:table-cell>
          <table:table-cell office:value-type="float" office:value="1281865" calcext:value-type="float">
            <text:p>1281865</text:p>
          </table:table-cell>
          <table:table-cell office:value-type="string" calcext:value-type="string">
            <text:p>[('ES212', 'ES220')]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00" calcext:value-type="float">
            <text:p>200</text:p>
          </table:table-cell>
          <table:table-cell office:value-type="float" office:value="16716909" calcext:value-type="float">
            <text:p>16716909</text:p>
          </table:table-cell>
          <table:table-cell office:value-type="float" office:value="110020102" calcext:value-type="float">
            <text:p>110020102</text:p>
          </table:table-cell>
          <table:table-cell office:value-type="float" office:value="110020200" calcext:value-type="float">
            <text:p>110020200</text:p>
          </table:table-cell>
          <table:table-cell office:value-type="float" office:value="2" calcext:value-type="float">
            <text:p>2</text:p>
          </table:table-cell>
          <table:table-cell office:value-type="float" office:value="1374572" calcext:value-type="float">
            <text:p>1374572</text:p>
          </table:table-cell>
          <table:table-cell office:value-type="float" office:value="677129" calcext:value-type="float">
            <text:p>677129</text:p>
          </table:table-cell>
          <table:table-cell office:value-type="string" calcext:value-type="string">
            <text:p>[('ES212', 'ES220')]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1" calcext:value-type="float">
            <text:p>201</text:p>
          </table:table-cell>
          <table:table-cell office:value-type="float" office:value="19347793" calcext:value-type="float">
            <text:p>19347793</text:p>
          </table:table-cell>
          <table:table-cell office:value-type="float" office:value="110020102" calcext:value-type="float">
            <text:p>110020102</text:p>
          </table:table-cell>
          <table:table-cell office:value-type="float" office:value="110020200" calcext:value-type="float">
            <text:p>110020200</text:p>
          </table:table-cell>
          <table:table-cell office:value-type="float" office:value="3" calcext:value-type="float">
            <text:p>3</text:p>
          </table:table-cell>
          <table:table-cell office:value-type="float" office:value="620621" calcext:value-type="float">
            <text:p>620621</text:p>
          </table:table-cell>
          <table:table-cell office:value-type="float" office:value="250250" calcext:value-type="float">
            <text:p>250250</text:p>
          </table:table-cell>
          <table:table-cell office:value-type="string" calcext:value-type="string">
            <text:p>[('ES212', 'ES220')]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4" calcext:value-type="float">
            <text:p>204</text:p>
          </table:table-cell>
          <table:table-cell office:value-type="float" office:value="11455141" calcext:value-type="float">
            <text:p>11455141</text:p>
          </table:table-cell>
          <table:table-cell office:value-type="float" office:value="110020102" calcext:value-type="float">
            <text:p>110020102</text:p>
          </table:table-cell>
          <table:table-cell office:value-type="float" office:value="110020200" calcext:value-type="float">
            <text:p>110020200</text:p>
          </table:table-cell>
          <table:table-cell office:value-type="float" office:value="1" calcext:value-type="float">
            <text:p>1</text:p>
          </table:table-cell>
          <table:table-cell office:value-type="float" office:value="325070" calcext:value-type="float">
            <text:p>325070</text:p>
          </table:table-cell>
          <table:table-cell office:value-type="float" office:value="251992" calcext:value-type="float">
            <text:p>251992</text:p>
          </table:table-cell>
          <table:table-cell office:value-type="string" calcext:value-type="string">
            <text:p>[('ES212', 'ES220')]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05" calcext:value-type="float">
            <text:p>205</text:p>
          </table:table-cell>
          <table:table-cell office:value-type="float" office:value="14084403" calcext:value-type="float">
            <text:p>14084403</text:p>
          </table:table-cell>
          <table:table-cell office:value-type="float" office:value="110020101" calcext:value-type="float">
            <text:p>110020101</text:p>
          </table:table-cell>
          <table:table-cell office:value-type="float" office:value="110020200" calcext:value-type="float">
            <text:p>110020200</text:p>
          </table:table-cell>
          <table:table-cell office:value-type="float" office:value="4" calcext:value-type="float">
            <text:p>4</text:p>
          </table:table-cell>
          <table:table-cell office:value-type="float" office:value="237828" calcext:value-type="float">
            <text:p>237828</text:p>
          </table:table-cell>
          <table:table-cell office:value-type="float" office:value="184362" calcext:value-type="float">
            <text:p>184362</text:p>
          </table:table-cell>
          <table:table-cell office:value-type="string" calcext:value-type="string">
            <text:p>[('ES211', 'ES220')]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06" calcext:value-type="float">
            <text:p>206</text:p>
          </table:table-cell>
          <table:table-cell office:value-type="float" office:value="16715287" calcext:value-type="float">
            <text:p>16715287</text:p>
          </table:table-cell>
          <table:table-cell office:value-type="float" office:value="110020101" calcext:value-type="float">
            <text:p>110020101</text:p>
          </table:table-cell>
          <table:table-cell office:value-type="float" office:value="110020200" calcext:value-type="float">
            <text:p>110020200</text:p>
          </table:table-cell>
          <table:table-cell office:value-type="float" office:value="2" calcext:value-type="float">
            <text:p>2</text:p>
          </table:table-cell>
          <table:table-cell office:value-type="float" office:value="212824" calcext:value-type="float">
            <text:p>212824</text:p>
          </table:table-cell>
          <table:table-cell office:value-type="float" office:value="104839" calcext:value-type="float">
            <text:p>104839</text:p>
          </table:table-cell>
          <table:table-cell office:value-type="string" calcext:value-type="string">
            <text:p>[('ES211', 'ES220')]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07" calcext:value-type="float">
            <text:p>207</text:p>
          </table:table-cell>
          <table:table-cell office:value-type="float" office:value="14087647" calcext:value-type="float">
            <text:p>14087647</text:p>
          </table:table-cell>
          <table:table-cell office:value-type="float" office:value="110020103" calcext:value-type="float">
            <text:p>110020103</text:p>
          </table:table-cell>
          <table:table-cell office:value-type="float" office:value="110020200" calcext:value-type="float">
            <text:p>110020200</text:p>
          </table:table-cell>
          <table:table-cell office:value-type="float" office:value="4" calcext:value-type="float">
            <text:p>4</text:p>
          </table:table-cell>
          <table:table-cell office:value-type="float" office:value="130707" calcext:value-type="float">
            <text:p>130707</text:p>
          </table:table-cell>
          <table:table-cell office:value-type="float" office:value="101323" calcext:value-type="float">
            <text:p>101323</text:p>
          </table:table-cell>
          <table:table-cell office:value-type="string" calcext:value-type="string">
            <text:p>[('ES213','ES212', 'ES220')]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8" calcext:value-type="float">
            <text:p>208</text:p>
          </table:table-cell>
          <table:table-cell office:value-type="float" office:value="16718531" calcext:value-type="float">
            <text:p>16718531</text:p>
          </table:table-cell>
          <table:table-cell office:value-type="float" office:value="110020103" calcext:value-type="float">
            <text:p>110020103</text:p>
          </table:table-cell>
          <table:table-cell office:value-type="float" office:value="110020200" calcext:value-type="float">
            <text:p>110020200</text:p>
          </table:table-cell>
          <table:table-cell office:value-type="float" office:value="2" calcext:value-type="float">
            <text:p>2</text:p>
          </table:table-cell>
          <table:table-cell office:value-type="float" office:value="127819" calcext:value-type="float">
            <text:p>127819</text:p>
          </table:table-cell>
          <table:table-cell office:value-type="float" office:value="62965" calcext:value-type="float">
            <text:p>62965</text:p>
          </table:table-cell>
          <table:table-cell office:value-type="string" calcext:value-type="string">
            <text:p>[('ES213','ES212', 'ES220')]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10" calcext:value-type="float">
            <text:p>210</text:p>
          </table:table-cell>
          <table:table-cell office:value-type="float" office:value="19349415" calcext:value-type="float">
            <text:p>19349415</text:p>
          </table:table-cell>
          <table:table-cell office:value-type="float" office:value="110020103" calcext:value-type="float">
            <text:p>110020103</text:p>
          </table:table-cell>
          <table:table-cell office:value-type="float" office:value="110020200" calcext:value-type="float">
            <text:p>110020200</text:p>
          </table:table-cell>
          <table:table-cell office:value-type="float" office:value="3" calcext:value-type="float">
            <text:p>3</text:p>
          </table:table-cell>
          <table:table-cell office:value-type="float" office:value="39964" calcext:value-type="float">
            <text:p>39964</text:p>
          </table:table-cell>
          <table:table-cell office:value-type="float" office:value="16115" calcext:value-type="float">
            <text:p>16115</text:p>
          </table:table-cell>
          <table:table-cell office:value-type="string" calcext:value-type="string">
            <text:p>[('ES213','ES212', 'ES220')]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11" calcext:value-type="float">
            <text:p>211</text:p>
          </table:table-cell>
          <table:table-cell office:value-type="float" office:value="11453519" calcext:value-type="float">
            <text:p>11453519</text:p>
          </table:table-cell>
          <table:table-cell office:value-type="float" office:value="110020101" calcext:value-type="float">
            <text:p>110020101</text:p>
          </table:table-cell>
          <table:table-cell office:value-type="float" office:value="110020200" calcext:value-type="float">
            <text:p>110020200</text:p>
          </table:table-cell>
          <table:table-cell office:value-type="float" office:value="1" calcext:value-type="float">
            <text:p>1</text:p>
          </table:table-cell>
          <table:table-cell office:value-type="float" office:value="38920" calcext:value-type="float">
            <text:p>38920</text:p>
          </table:table-cell>
          <table:table-cell office:value-type="float" office:value="30170" calcext:value-type="float">
            <text:p>30170</text:p>
          </table:table-cell>
          <table:table-cell office:value-type="string" calcext:value-type="string">
            <text:p>[('ES211', 'ES220')]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2" calcext:value-type="float">
            <text:p>212</text:p>
          </table:table-cell>
          <table:table-cell office:value-type="float" office:value="19346171" calcext:value-type="float">
            <text:p>19346171</text:p>
          </table:table-cell>
          <table:table-cell office:value-type="float" office:value="110020101" calcext:value-type="float">
            <text:p>110020101</text:p>
          </table:table-cell>
          <table:table-cell office:value-type="float" office:value="110020200" calcext:value-type="float">
            <text:p>110020200</text:p>
          </table:table-cell>
          <table:table-cell office:value-type="float" office:value="3" calcext:value-type="float">
            <text:p>3</text:p>
          </table:table-cell>
          <table:table-cell office:value-type="float" office:value="37701" calcext:value-type="float">
            <text:p>37701</text:p>
          </table:table-cell>
          <table:table-cell office:value-type="float" office:value="15202" calcext:value-type="float">
            <text:p>15202</text:p>
          </table:table-cell>
          <table:table-cell office:value-type="string" calcext:value-type="string">
            <text:p>[('ES211', 'ES220')]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14" calcext:value-type="float">
            <text:p>214</text:p>
          </table:table-cell>
          <table:table-cell office:value-type="float" office:value="11456763" calcext:value-type="float">
            <text:p>11456763</text:p>
          </table:table-cell>
          <table:table-cell office:value-type="float" office:value="110020103" calcext:value-type="float">
            <text:p>110020103</text:p>
          </table:table-cell>
          <table:table-cell office:value-type="float" office:value="110020200" calcext:value-type="float">
            <text:p>110020200</text:p>
          </table:table-cell>
          <table:table-cell office:value-type="float" office:value="1" calcext:value-type="float">
            <text:p>1</text:p>
          </table:table-cell>
          <table:table-cell office:value-type="float" office:value="30120" calcext:value-type="float">
            <text:p>30120</text:p>
          </table:table-cell>
          <table:table-cell office:value-type="float" office:value="23349" calcext:value-type="float">
            <text:p>23349</text:p>
          </table:table-cell>
          <table:table-cell office:value-type="string" calcext:value-type="string">
            <text:p>[('ES213','ES212', 'ES220')]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7" calcext:value-type="float">
            <text:p>227</text:p>
          </table:table-cell>
          <table:table-cell office:value-type="float" office:value="14090891" calcext:value-type="float">
            <text:p>14090891</text:p>
          </table:table-cell>
          <table:table-cell office:value-type="float" office:value="110020300" calcext:value-type="float">
            <text:p>110020300</text:p>
          </table:table-cell>
          <table:table-cell office:value-type="float" office:value="110020200" calcext:value-type="float">
            <text:p>110020200</text:p>
          </table:table-cell>
          <table:table-cell office:value-type="float" office:value="4" calcext:value-type="float">
            <text:p>4</text:p>
          </table:table-cell>
          <table:table-cell office:value-type="float" office:value="462085" calcext:value-type="float">
            <text:p>462085</text:p>
          </table:table-cell>
          <table:table-cell office:value-type="float" office:value="358205" calcext:value-type="float">
            <text:p>358205</text:p>
          </table:table-cell>
          <table:table-cell office:value-type="string" calcext:value-type="string">
            <text:p>[('ES230', 'ES220')]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28" calcext:value-type="float">
            <text:p>228</text:p>
          </table:table-cell>
          <table:table-cell office:value-type="float" office:value="16721775" calcext:value-type="float">
            <text:p>16721775</text:p>
          </table:table-cell>
          <table:table-cell office:value-type="float" office:value="110020300" calcext:value-type="float">
            <text:p>110020300</text:p>
          </table:table-cell>
          <table:table-cell office:value-type="float" office:value="110020200" calcext:value-type="float">
            <text:p>110020200</text:p>
          </table:table-cell>
          <table:table-cell office:value-type="float" office:value="2" calcext:value-type="float">
            <text:p>2</text:p>
          </table:table-cell>
          <table:table-cell office:value-type="float" office:value="371516" calcext:value-type="float">
            <text:p>371516</text:p>
          </table:table-cell>
          <table:table-cell office:value-type="float" office:value="183013" calcext:value-type="float">
            <text:p>183013</text:p>
          </table:table-cell>
          <table:table-cell office:value-type="string" calcext:value-type="string">
            <text:p>[('ES230', 'ES220')]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29" calcext:value-type="float">
            <text:p>229</text:p>
          </table:table-cell>
          <table:table-cell office:value-type="float" office:value="14090888" calcext:value-type="float">
            <text:p>14090888</text:p>
          </table:table-cell>
          <table:table-cell office:value-type="float" office:value="110020300" calcext:value-type="float">
            <text:p>110020300</text:p>
          </table:table-cell>
          <table:table-cell office:value-type="float" office:value="110020101" calcext:value-type="float">
            <text:p>110020101</text:p>
          </table:table-cell>
          <table:table-cell office:value-type="float" office:value="4" calcext:value-type="float">
            <text:p>4</text:p>
          </table:table-cell>
          <table:table-cell office:value-type="float" office:value="176060" calcext:value-type="float">
            <text:p>176060</text:p>
          </table:table-cell>
          <table:table-cell office:value-type="float" office:value="136481" calcext:value-type="float">
            <text:p>136481</text:p>
          </table:table-cell>
          <table:table-cell office:value-type="string" calcext:value-type="string">
            <text:p>[('ES230','ES211')]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30" calcext:value-type="float">
            <text:p>230</text:p>
          </table:table-cell>
          <table:table-cell office:value-type="float" office:value="16721772" calcext:value-type="float">
            <text:p>16721772</text:p>
          </table:table-cell>
          <table:table-cell office:value-type="float" office:value="110020300" calcext:value-type="float">
            <text:p>110020300</text:p>
          </table:table-cell>
          <table:table-cell office:value-type="float" office:value="110020101" calcext:value-type="float">
            <text:p>110020101</text:p>
          </table:table-cell>
          <table:table-cell office:value-type="float" office:value="2" calcext:value-type="float">
            <text:p>2</text:p>
          </table:table-cell>
          <table:table-cell office:value-type="float" office:value="138604" calcext:value-type="float">
            <text:p>138604</text:p>
          </table:table-cell>
          <table:table-cell office:value-type="float" office:value="68278" calcext:value-type="float">
            <text:p>68278</text:p>
          </table:table-cell>
          <table:table-cell office:value-type="string" calcext:value-type="string">
            <text:p>[('ES230','ES211')]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31" calcext:value-type="float">
            <text:p>231</text:p>
          </table:table-cell>
          <table:table-cell office:value-type="float" office:value="11460007" calcext:value-type="float">
            <text:p>11460007</text:p>
          </table:table-cell>
          <table:table-cell office:value-type="float" office:value="110020300" calcext:value-type="float">
            <text:p>110020300</text:p>
          </table:table-cell>
          <table:table-cell office:value-type="float" office:value="110020200" calcext:value-type="float">
            <text:p>110020200</text:p>
          </table:table-cell>
          <table:table-cell office:value-type="float" office:value="1" calcext:value-type="float">
            <text:p>1</text:p>
          </table:table-cell>
          <table:table-cell office:value-type="float" office:value="116300" calcext:value-type="float">
            <text:p>116300</text:p>
          </table:table-cell>
          <table:table-cell office:value-type="float" office:value="90155" calcext:value-type="float">
            <text:p>90155</text:p>
          </table:table-cell>
          <table:table-cell office:value-type="string" calcext:value-type="string">
            <text:p>[('ES230', 'ES220')]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office:value-type="float" office:value="11460004" calcext:value-type="float">
            <text:p>11460004</text:p>
          </table:table-cell>
          <table:table-cell office:value-type="float" office:value="110020300" calcext:value-type="float">
            <text:p>110020300</text:p>
          </table:table-cell>
          <table:table-cell office:value-type="float" office:value="110020101" calcext:value-type="float">
            <text:p>110020101</text:p>
          </table:table-cell>
          <table:table-cell office:value-type="float" office:value="1" calcext:value-type="float">
            <text:p>1</text:p>
          </table:table-cell>
          <table:table-cell office:value-type="float" office:value="41962" calcext:value-type="float">
            <text:p>41962</text:p>
          </table:table-cell>
          <table:table-cell office:value-type="float" office:value="32529" calcext:value-type="float">
            <text:p>32529</text:p>
          </table:table-cell>
          <table:table-cell office:value-type="string" calcext:value-type="string">
            <text:p>[('ES230','ES211')]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33" calcext:value-type="float">
            <text:p>233</text:p>
          </table:table-cell>
          <table:table-cell office:value-type="float" office:value="19352659" calcext:value-type="float">
            <text:p>19352659</text:p>
          </table:table-cell>
          <table:table-cell office:value-type="float" office:value="110020300" calcext:value-type="float">
            <text:p>110020300</text:p>
          </table:table-cell>
          <table:table-cell office:value-type="float" office:value="110020200" calcext:value-type="float">
            <text:p>110020200</text:p>
          </table:table-cell>
          <table:table-cell office:value-type="float" office:value="3" calcext:value-type="float">
            <text:p>3</text:p>
          </table:table-cell>
          <table:table-cell office:value-type="float" office:value="30668" calcext:value-type="float">
            <text:p>30668</text:p>
          </table:table-cell>
          <table:table-cell office:value-type="float" office:value="12366" calcext:value-type="float">
            <text:p>12366</text:p>
          </table:table-cell>
          <table:table-cell office:value-type="string" calcext:value-type="string">
            <text:p>[('ES230', 'ES220')]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35" calcext:value-type="float">
            <text:p>235</text:p>
          </table:table-cell>
          <table:table-cell office:value-type="float" office:value="14090890" calcext:value-type="float">
            <text:p>14090890</text:p>
          </table:table-cell>
          <table:table-cell office:value-type="float" office:value="110020300" calcext:value-type="float">
            <text:p>110020300</text:p>
          </table:table-cell>
          <table:table-cell office:value-type="float" office:value="110020103" calcext:value-type="float">
            <text:p>110020103</text:p>
          </table:table-cell>
          <table:table-cell office:value-type="float" office:value="4" calcext:value-type="float">
            <text:p>4</text:p>
          </table:table-cell>
          <table:table-cell office:value-type="float" office:value="11374" calcext:value-type="float">
            <text:p>11374</text:p>
          </table:table-cell>
          <table:table-cell office:value-type="float" office:value="8817" calcext:value-type="float">
            <text:p>8817</text:p>
          </table:table-cell>
          <table:table-cell office:value-type="string" calcext:value-type="string">
            <text:p>[('ES230','ES211', 'ES213')]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37" calcext:value-type="float">
            <text:p>237</text:p>
          </table:table-cell>
          <table:table-cell office:value-type="float" office:value="16721774" calcext:value-type="float">
            <text:p>16721774</text:p>
          </table:table-cell>
          <table:table-cell office:value-type="float" office:value="110020300" calcext:value-type="float">
            <text:p>110020300</text:p>
          </table:table-cell>
          <table:table-cell office:value-type="float" office:value="110020103" calcext:value-type="float">
            <text:p>110020103</text:p>
          </table:table-cell>
          <table:table-cell office:value-type="float" office:value="2" calcext:value-type="float">
            <text:p>2</text:p>
          </table:table-cell>
          <table:table-cell office:value-type="float" office:value="9673" calcext:value-type="float">
            <text:p>9673</text:p>
          </table:table-cell>
          <table:table-cell office:value-type="float" office:value="4765" calcext:value-type="float">
            <text:p>4765</text:p>
          </table:table-cell>
          <table:table-cell office:value-type="string" calcext:value-type="string">
            <text:p>[('ES230','ES211', 'ES213')]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38" calcext:value-type="float">
            <text:p>238</text:p>
          </table:table-cell>
          <table:table-cell office:value-type="float" office:value="19352656" calcext:value-type="float">
            <text:p>19352656</text:p>
          </table:table-cell>
          <table:table-cell office:value-type="float" office:value="110020300" calcext:value-type="float">
            <text:p>110020300</text:p>
          </table:table-cell>
          <table:table-cell office:value-type="float" office:value="110020101" calcext:value-type="float">
            <text:p>110020101</text:p>
          </table:table-cell>
          <table:table-cell office:value-type="float" office:value="3" calcext:value-type="float">
            <text:p>3</text:p>
          </table:table-cell>
          <table:table-cell office:value-type="float" office:value="8165" calcext:value-type="float">
            <text:p>8165</text:p>
          </table:table-cell>
          <table:table-cell office:value-type="float" office:value="3292" calcext:value-type="float">
            <text:p>3292</text:p>
          </table:table-cell>
          <table:table-cell office:value-type="string" calcext:value-type="string">
            <text:p>[('ES230','ES211')]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39" calcext:value-type="float">
            <text:p>239</text:p>
          </table:table-cell>
          <table:table-cell office:value-type="float" office:value="11460006" calcext:value-type="float">
            <text:p>11460006</text:p>
          </table:table-cell>
          <table:table-cell office:value-type="float" office:value="110020300" calcext:value-type="float">
            <text:p>110020300</text:p>
          </table:table-cell>
          <table:table-cell office:value-type="float" office:value="110020103" calcext:value-type="float">
            <text:p>110020103</text:p>
          </table:table-cell>
          <table:table-cell office:value-type="float" office:value="1" calcext:value-type="float">
            <text:p>1</text:p>
          </table:table-cell>
          <table:table-cell office:value-type="float" office:value="4549" calcext:value-type="float">
            <text:p>4549</text:p>
          </table:table-cell>
          <table:table-cell office:value-type="float" office:value="3526" calcext:value-type="float">
            <text:p>3526</text:p>
          </table:table-cell>
          <table:table-cell office:value-type="string" calcext:value-type="string">
            <text:p>[('ES230','ES211', 'ES213')]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41" calcext:value-type="float">
            <text:p>241</text:p>
          </table:table-cell>
          <table:table-cell office:value-type="float" office:value="16721773" calcext:value-type="float">
            <text:p>16721773</text:p>
          </table:table-cell>
          <table:table-cell office:value-type="float" office:value="110020300" calcext:value-type="float">
            <text:p>110020300</text:p>
          </table:table-cell>
          <table:table-cell office:value-type="float" office:value="110020102" calcext:value-type="float">
            <text:p>110020102</text:p>
          </table:table-cell>
          <table:table-cell office:value-type="float" office:value="2" calcext:value-type="float">
            <text:p>2</text:p>
          </table:table-cell>
          <table:table-cell office:value-type="float" office:value="3235" calcext:value-type="float">
            <text:p>3235</text:p>
          </table:table-cell>
          <table:table-cell office:value-type="float" office:value="1594" calcext:value-type="float">
            <text:p>1594</text:p>
          </table:table-cell>
          <table:table-cell office:value-type="string" calcext:value-type="string">
            <text:p>[('ES230', 'ES220', 'ES212')]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42" calcext:value-type="float">
            <text:p>242</text:p>
          </table:table-cell>
          <table:table-cell office:value-type="float" office:value="19352658" calcext:value-type="float">
            <text:p>19352658</text:p>
          </table:table-cell>
          <table:table-cell office:value-type="float" office:value="110020300" calcext:value-type="float">
            <text:p>110020300</text:p>
          </table:table-cell>
          <table:table-cell office:value-type="float" office:value="110020103" calcext:value-type="float">
            <text:p>110020103</text:p>
          </table:table-cell>
          <table:table-cell office:value-type="float" office:value="3" calcext:value-type="float">
            <text:p>3</text:p>
          </table:table-cell>
          <table:table-cell office:value-type="float" office:value="2892" calcext:value-type="float">
            <text:p>2892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[('ES230','ES211', 'ES213')]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43" calcext:value-type="float">
            <text:p>243</text:p>
          </table:table-cell>
          <table:table-cell office:value-type="float" office:value="19352657" calcext:value-type="float">
            <text:p>19352657</text:p>
          </table:table-cell>
          <table:table-cell office:value-type="float" office:value="110020300" calcext:value-type="float">
            <text:p>110020300</text:p>
          </table:table-cell>
          <table:table-cell office:value-type="float" office:value="110020102" calcext:value-type="float">
            <text:p>110020102</text:p>
          </table:table-cell>
          <table:table-cell office:value-type="float" office:value="3" calcext:value-type="float">
            <text:p>3</text:p>
          </table:table-cell>
          <table:table-cell office:value-type="float" office:value="2660" calcext:value-type="float">
            <text:p>2660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[('ES230', 'ES220', 'ES212')]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44" calcext:value-type="float">
            <text:p>244</text:p>
          </table:table-cell>
          <table:table-cell office:value-type="float" office:value="11460005" calcext:value-type="float">
            <text:p>11460005</text:p>
          </table:table-cell>
          <table:table-cell office:value-type="float" office:value="110020300" calcext:value-type="float">
            <text:p>110020300</text:p>
          </table:table-cell>
          <table:table-cell office:value-type="float" office:value="110020102" calcext:value-type="float">
            <text:p>110020102</text:p>
          </table:table-cell>
          <table:table-cell office:value-type="float" office:value="1" calcext:value-type="float">
            <text:p>1</text:p>
          </table:table-cell>
          <table:table-cell office:value-type="float" office:value="2162" calcext:value-type="float">
            <text:p>2162</text:p>
          </table:table-cell>
          <table:table-cell office:value-type="float" office:value="1676" calcext:value-type="float">
            <text:p>1676</text:p>
          </table:table-cell>
          <table:table-cell office:value-type="string" calcext:value-type="string">
            <text:p>[('ES230', 'ES220', 'ES212')]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49" calcext:value-type="float">
            <text:p>249</text:p>
          </table:table-cell>
          <table:table-cell office:value-type="float" office:value="14090889" calcext:value-type="float">
            <text:p>14090889</text:p>
          </table:table-cell>
          <table:table-cell office:value-type="float" office:value="110020300" calcext:value-type="float">
            <text:p>110020300</text:p>
          </table:table-cell>
          <table:table-cell office:value-type="float" office:value="110020102" calcext:value-type="float">
            <text:p>110020102</text:p>
          </table:table-cell>
          <table:table-cell office:value-type="float" office:value="4" calcext:value-type="float">
            <text:p>4</text:p>
          </table:table-cell>
          <table:table-cell office:value-type="float" office:value="622" calcext:value-type="float">
            <text:p>622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[('ES230', 'ES220', 'ES212')]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52" calcext:value-type="float">
            <text:p>252</text:p>
          </table:table-cell>
          <table:table-cell office:value-type="float" office:value="16721776" calcext:value-type="float">
            <text:p>16721776</text:p>
          </table:table-cell>
          <table:table-cell table:number-columns-repeated="2" office:value-type="float" office:value="110020300" calcext:value-type="float">
            <text:p>110020300</text:p>
          </table:table-cell>
          <table:table-cell office:value-type="float" office:value="2" calcext:value-type="float">
            <text:p>2</text:p>
          </table:table-cell>
          <table:table-cell office:value-type="float" office:value="37521273" calcext:value-type="float">
            <text:p>375212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('ES230', 'ES220')]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53" calcext:value-type="float">
            <text:p>253</text:p>
          </table:table-cell>
          <table:table-cell office:value-type="float" office:value="14090892" calcext:value-type="float">
            <text:p>14090892</text:p>
          </table:table-cell>
          <table:table-cell table:number-columns-repeated="2" office:value-type="float" office:value="110020300" calcext:value-type="float">
            <text:p>110020300</text:p>
          </table:table-cell>
          <table:table-cell office:value-type="float" office:value="4" calcext:value-type="float">
            <text:p>4</text:p>
          </table:table-cell>
          <table:table-cell office:value-type="float" office:value="17580796" calcext:value-type="float">
            <text:p>175807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('ES230', 'ES220')]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54" calcext:value-type="float">
            <text:p>254</text:p>
          </table:table-cell>
          <table:table-cell office:value-type="float" office:value="11460008" calcext:value-type="float">
            <text:p>11460008</text:p>
          </table:table-cell>
          <table:table-cell table:number-columns-repeated="2" office:value-type="float" office:value="110020300" calcext:value-type="float">
            <text:p>110020300</text:p>
          </table:table-cell>
          <table:table-cell office:value-type="float" office:value="1" calcext:value-type="float">
            <text:p>1</text:p>
          </table:table-cell>
          <table:table-cell office:value-type="float" office:value="3327633" calcext:value-type="float">
            <text:p>33276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('ES230', 'ES220')]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55" calcext:value-type="float">
            <text:p>255</text:p>
          </table:table-cell>
          <table:table-cell office:value-type="float" office:value="14087648" calcext:value-type="float">
            <text:p>14087648</text:p>
          </table:table-cell>
          <table:table-cell office:value-type="float" office:value="110020103" calcext:value-type="float">
            <text:p>110020103</text:p>
          </table:table-cell>
          <table:table-cell office:value-type="float" office:value="110020300" calcext:value-type="float">
            <text:p>110020300</text:p>
          </table:table-cell>
          <table:table-cell office:value-type="float" office:value="4" calcext:value-type="float">
            <text:p>4</text:p>
          </table:table-cell>
          <table:table-cell office:value-type="float" office:value="242558" calcext:value-type="float">
            <text:p>242558</text:p>
          </table:table-cell>
          <table:table-cell office:value-type="float" office:value="188029" calcext:value-type="float">
            <text:p>188029</text:p>
          </table:table-cell>
          <table:table-cell office:value-type="string" calcext:value-type="string">
            <text:p>[('ES213','ES211', 'ES230')]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56" calcext:value-type="float">
            <text:p>256</text:p>
          </table:table-cell>
          <table:table-cell office:value-type="float" office:value="16720154" calcext:value-type="float">
            <text:p>16720154</text:p>
          </table:table-cell>
          <table:table-cell office:value-type="float" office:value="110020200" calcext:value-type="float">
            <text:p>110020200</text:p>
          </table:table-cell>
          <table:table-cell office:value-type="float" office:value="110020300" calcext:value-type="float">
            <text:p>110020300</text:p>
          </table:table-cell>
          <table:table-cell office:value-type="float" office:value="2" calcext:value-type="float">
            <text:p>2</text:p>
          </table:table-cell>
          <table:table-cell office:value-type="float" office:value="175605" calcext:value-type="float">
            <text:p>175605</text:p>
          </table:table-cell>
          <table:table-cell office:value-type="float" office:value="86505" calcext:value-type="float">
            <text:p>86505</text:p>
          </table:table-cell>
          <table:table-cell office:value-type="string" calcext:value-type="string">
            <text:p>[('ES220', 'ES230')]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57" calcext:value-type="float">
            <text:p>257</text:p>
          </table:table-cell>
          <table:table-cell office:value-type="float" office:value="14084404" calcext:value-type="float">
            <text:p>14084404</text:p>
          </table:table-cell>
          <table:table-cell office:value-type="float" office:value="110020101" calcext:value-type="float">
            <text:p>110020101</text:p>
          </table:table-cell>
          <table:table-cell office:value-type="float" office:value="110020300" calcext:value-type="float">
            <text:p>110020300</text:p>
          </table:table-cell>
          <table:table-cell office:value-type="float" office:value="4" calcext:value-type="float">
            <text:p>4</text:p>
          </table:table-cell>
          <table:table-cell office:value-type="float" office:value="160207" calcext:value-type="float">
            <text:p>160207</text:p>
          </table:table-cell>
          <table:table-cell office:value-type="float" office:value="124192" calcext:value-type="float">
            <text:p>124192</text:p>
          </table:table-cell>
          <table:table-cell office:value-type="string" calcext:value-type="string">
            <text:p>[('ES211', 'ES230')]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58" calcext:value-type="float">
            <text:p>258</text:p>
          </table:table-cell>
          <table:table-cell office:value-type="float" office:value="16715288" calcext:value-type="float">
            <text:p>16715288</text:p>
          </table:table-cell>
          <table:table-cell office:value-type="float" office:value="110020101" calcext:value-type="float">
            <text:p>110020101</text:p>
          </table:table-cell>
          <table:table-cell office:value-type="float" office:value="110020300" calcext:value-type="float">
            <text:p>110020300</text:p>
          </table:table-cell>
          <table:table-cell office:value-type="float" office:value="2" calcext:value-type="float">
            <text:p>2</text:p>
          </table:table-cell>
          <table:table-cell office:value-type="float" office:value="152117" calcext:value-type="float">
            <text:p>152117</text:p>
          </table:table-cell>
          <table:table-cell office:value-type="float" office:value="74934" calcext:value-type="float">
            <text:p>74934</text:p>
          </table:table-cell>
          <table:table-cell office:value-type="string" calcext:value-type="string">
            <text:p>[('ES211', 'ES230')]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59" calcext:value-type="float">
            <text:p>259</text:p>
          </table:table-cell>
          <table:table-cell office:value-type="float" office:value="16718532" calcext:value-type="float">
            <text:p>16718532</text:p>
          </table:table-cell>
          <table:table-cell office:value-type="float" office:value="110020103" calcext:value-type="float">
            <text:p>110020103</text:p>
          </table:table-cell>
          <table:table-cell office:value-type="float" office:value="110020300" calcext:value-type="float">
            <text:p>110020300</text:p>
          </table:table-cell>
          <table:table-cell office:value-type="float" office:value="2" calcext:value-type="float">
            <text:p>2</text:p>
          </table:table-cell>
          <table:table-cell office:value-type="float" office:value="132167" calcext:value-type="float">
            <text:p>132167</text:p>
          </table:table-cell>
          <table:table-cell office:value-type="float" office:value="65107" calcext:value-type="float">
            <text:p>65107</text:p>
          </table:table-cell>
          <table:table-cell office:value-type="string" calcext:value-type="string">
            <text:p>[('ES213','ES211', 'ES230')]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60" calcext:value-type="float">
            <text:p>260</text:p>
          </table:table-cell>
          <table:table-cell office:value-type="float" office:value="14089270" calcext:value-type="float">
            <text:p>14089270</text:p>
          </table:table-cell>
          <table:table-cell office:value-type="float" office:value="110020200" calcext:value-type="float">
            <text:p>110020200</text:p>
          </table:table-cell>
          <table:table-cell office:value-type="float" office:value="110020300" calcext:value-type="float">
            <text:p>110020300</text:p>
          </table:table-cell>
          <table:table-cell office:value-type="float" office:value="4" calcext:value-type="float">
            <text:p>4</text:p>
          </table:table-cell>
          <table:table-cell office:value-type="float" office:value="98426" calcext:value-type="float">
            <text:p>98426</text:p>
          </table:table-cell>
          <table:table-cell office:value-type="float" office:value="76299" calcext:value-type="float">
            <text:p>76299</text:p>
          </table:table-cell>
          <table:table-cell office:value-type="string" calcext:value-type="string">
            <text:p>[('ES220', 'ES230')]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61" calcext:value-type="float">
            <text:p>261</text:p>
          </table:table-cell>
          <table:table-cell office:value-type="float" office:value="16716910" calcext:value-type="float">
            <text:p>16716910</text:p>
          </table:table-cell>
          <table:table-cell office:value-type="float" office:value="110020102" calcext:value-type="float">
            <text:p>110020102</text:p>
          </table:table-cell>
          <table:table-cell office:value-type="float" office:value="110020300" calcext:value-type="float">
            <text:p>110020300</text:p>
          </table:table-cell>
          <table:table-cell office:value-type="float" office:value="2" calcext:value-type="float">
            <text:p>2</text:p>
          </table:table-cell>
          <table:table-cell office:value-type="float" office:value="46652" calcext:value-type="float">
            <text:p>46652</text:p>
          </table:table-cell>
          <table:table-cell office:value-type="float" office:value="22981" calcext:value-type="float">
            <text:p>22981</text:p>
          </table:table-cell>
          <table:table-cell office:value-type="string" calcext:value-type="string">
            <text:p>[('ES212', 'ES220', 'ES230')]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62" calcext:value-type="float">
            <text:p>262</text:p>
          </table:table-cell>
          <table:table-cell office:value-type="float" office:value="19351038" calcext:value-type="float">
            <text:p>19351038</text:p>
          </table:table-cell>
          <table:table-cell office:value-type="float" office:value="110020200" calcext:value-type="float">
            <text:p>110020200</text:p>
          </table:table-cell>
          <table:table-cell office:value-type="float" office:value="110020300" calcext:value-type="float">
            <text:p>110020300</text:p>
          </table:table-cell>
          <table:table-cell office:value-type="float" office:value="3" calcext:value-type="float">
            <text:p>3</text:p>
          </table:table-cell>
          <table:table-cell office:value-type="float" office:value="45809" calcext:value-type="float">
            <text:p>45809</text:p>
          </table:table-cell>
          <table:table-cell office:value-type="float" office:value="18471" calcext:value-type="float">
            <text:p>18471</text:p>
          </table:table-cell>
          <table:table-cell office:value-type="string" calcext:value-type="string">
            <text:p>[('ES220', 'ES230')]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63" calcext:value-type="float">
            <text:p>263</text:p>
          </table:table-cell>
          <table:table-cell office:value-type="float" office:value="19349416" calcext:value-type="float">
            <text:p>19349416</text:p>
          </table:table-cell>
          <table:table-cell office:value-type="float" office:value="110020103" calcext:value-type="float">
            <text:p>110020103</text:p>
          </table:table-cell>
          <table:table-cell office:value-type="float" office:value="110020300" calcext:value-type="float">
            <text:p>110020300</text:p>
          </table:table-cell>
          <table:table-cell office:value-type="float" office:value="3" calcext:value-type="float">
            <text:p>3</text:p>
          </table:table-cell>
          <table:table-cell office:value-type="float" office:value="29907" calcext:value-type="float">
            <text:p>29907</text:p>
          </table:table-cell>
          <table:table-cell office:value-type="float" office:value="12059" calcext:value-type="float">
            <text:p>12059</text:p>
          </table:table-cell>
          <table:table-cell office:value-type="string" calcext:value-type="string">
            <text:p>[('ES213','ES211', 'ES230')]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64" calcext:value-type="float">
            <text:p>264</text:p>
          </table:table-cell>
          <table:table-cell office:value-type="float" office:value="11456764" calcext:value-type="float">
            <text:p>11456764</text:p>
          </table:table-cell>
          <table:table-cell office:value-type="float" office:value="110020103" calcext:value-type="float">
            <text:p>110020103</text:p>
          </table:table-cell>
          <table:table-cell office:value-type="float" office:value="110020300" calcext:value-type="float">
            <text:p>110020300</text:p>
          </table:table-cell>
          <table:table-cell office:value-type="float" office:value="1" calcext:value-type="float">
            <text:p>1</text:p>
          </table:table-cell>
          <table:table-cell office:value-type="float" office:value="25429" calcext:value-type="float">
            <text:p>25429</text:p>
          </table:table-cell>
          <table:table-cell office:value-type="float" office:value="19712" calcext:value-type="float">
            <text:p>19712</text:p>
          </table:table-cell>
          <table:table-cell office:value-type="string" calcext:value-type="string">
            <text:p>[('ES213','ES211', 'ES230')]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66" calcext:value-type="float">
            <text:p>266</text:p>
          </table:table-cell>
          <table:table-cell office:value-type="float" office:value="19346172" calcext:value-type="float">
            <text:p>19346172</text:p>
          </table:table-cell>
          <table:table-cell office:value-type="float" office:value="110020101" calcext:value-type="float">
            <text:p>110020101</text:p>
          </table:table-cell>
          <table:table-cell office:value-type="float" office:value="110020300" calcext:value-type="float">
            <text:p>110020300</text:p>
          </table:table-cell>
          <table:table-cell office:value-type="float" office:value="3" calcext:value-type="float">
            <text:p>3</text:p>
          </table:table-cell>
          <table:table-cell office:value-type="float" office:value="23941" calcext:value-type="float">
            <text:p>23941</text:p>
          </table:table-cell>
          <table:table-cell office:value-type="float" office:value="9654" calcext:value-type="float">
            <text:p>9654</text:p>
          </table:table-cell>
          <table:table-cell office:value-type="string" calcext:value-type="string">
            <text:p>[('ES211', 'ES230')]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67" calcext:value-type="float">
            <text:p>267</text:p>
          </table:table-cell>
          <table:table-cell office:value-type="float" office:value="19347794" calcext:value-type="float">
            <text:p>19347794</text:p>
          </table:table-cell>
          <table:table-cell office:value-type="float" office:value="110020102" calcext:value-type="float">
            <text:p>110020102</text:p>
          </table:table-cell>
          <table:table-cell office:value-type="float" office:value="110020300" calcext:value-type="float">
            <text:p>110020300</text:p>
          </table:table-cell>
          <table:table-cell office:value-type="float" office:value="3" calcext:value-type="float">
            <text:p>3</text:p>
          </table:table-cell>
          <table:table-cell office:value-type="float" office:value="22503" calcext:value-type="float">
            <text:p>22503</text:p>
          </table:table-cell>
          <table:table-cell office:value-type="float" office:value="9074" calcext:value-type="float">
            <text:p>9074</text:p>
          </table:table-cell>
          <table:table-cell office:value-type="string" calcext:value-type="string">
            <text:p>[('ES212', 'ES220', 'ES230')]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68" calcext:value-type="float">
            <text:p>268</text:p>
          </table:table-cell>
          <table:table-cell office:value-type="float" office:value="11453520" calcext:value-type="float">
            <text:p>11453520</text:p>
          </table:table-cell>
          <table:table-cell office:value-type="float" office:value="110020101" calcext:value-type="float">
            <text:p>110020101</text:p>
          </table:table-cell>
          <table:table-cell office:value-type="float" office:value="110020300" calcext:value-type="float">
            <text:p>110020300</text:p>
          </table:table-cell>
          <table:table-cell office:value-type="float" office:value="1" calcext:value-type="float">
            <text:p>1</text:p>
          </table:table-cell>
          <table:table-cell office:value-type="float" office:value="22388" calcext:value-type="float">
            <text:p>22388</text:p>
          </table:table-cell>
          <table:table-cell office:value-type="float" office:value="17355" calcext:value-type="float">
            <text:p>17355</text:p>
          </table:table-cell>
          <table:table-cell office:value-type="string" calcext:value-type="string">
            <text:p>[('ES211', 'ES230')]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70" calcext:value-type="float">
            <text:p>270</text:p>
          </table:table-cell>
          <table:table-cell office:value-type="float" office:value="14086026" calcext:value-type="float">
            <text:p>14086026</text:p>
          </table:table-cell>
          <table:table-cell office:value-type="float" office:value="110020102" calcext:value-type="float">
            <text:p>110020102</text:p>
          </table:table-cell>
          <table:table-cell office:value-type="float" office:value="110020300" calcext:value-type="float">
            <text:p>110020300</text:p>
          </table:table-cell>
          <table:table-cell office:value-type="float" office:value="4" calcext:value-type="float">
            <text:p>4</text:p>
          </table:table-cell>
          <table:table-cell office:value-type="float" office:value="15380" calcext:value-type="float">
            <text:p>15380</text:p>
          </table:table-cell>
          <table:table-cell office:value-type="float" office:value="11923" calcext:value-type="float">
            <text:p>11923</text:p>
          </table:table-cell>
          <table:table-cell office:value-type="string" calcext:value-type="string">
            <text:p>[('ES212', 'ES220', 'ES230')]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71" calcext:value-type="float">
            <text:p>271</text:p>
          </table:table-cell>
          <table:table-cell office:value-type="float" office:value="11458386" calcext:value-type="float">
            <text:p>11458386</text:p>
          </table:table-cell>
          <table:table-cell office:value-type="float" office:value="110020200" calcext:value-type="float">
            <text:p>110020200</text:p>
          </table:table-cell>
          <table:table-cell office:value-type="float" office:value="110020300" calcext:value-type="float">
            <text:p>110020300</text:p>
          </table:table-cell>
          <table:table-cell office:value-type="float" office:value="1" calcext:value-type="float">
            <text:p>1</text:p>
          </table:table-cell>
          <table:table-cell office:value-type="float" office:value="11924" calcext:value-type="float">
            <text:p>11924</text:p>
          </table:table-cell>
          <table:table-cell office:value-type="float" office:value="9244" calcext:value-type="float">
            <text:p>9244</text:p>
          </table:table-cell>
          <table:table-cell office:value-type="string" calcext:value-type="string">
            <text:p>[('ES220', 'ES230')]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72" calcext:value-type="float">
            <text:p>272</text:p>
          </table:table-cell>
          <table:table-cell office:value-type="float" office:value="11455142" calcext:value-type="float">
            <text:p>11455142</text:p>
          </table:table-cell>
          <table:table-cell office:value-type="float" office:value="110020102" calcext:value-type="float">
            <text:p>110020102</text:p>
          </table:table-cell>
          <table:table-cell office:value-type="float" office:value="110020300" calcext:value-type="float">
            <text:p>110020300</text:p>
          </table:table-cell>
          <table:table-cell office:value-type="float" office:value="1" calcext:value-type="float">
            <text:p>1</text:p>
          </table:table-cell>
          <table:table-cell office:value-type="float" office:value="10481" calcext:value-type="float">
            <text:p>10481</text:p>
          </table:table-cell>
          <table:table-cell office:value-type="float" office:value="8125" calcext:value-type="float">
            <text:p>8125</text:p>
          </table:table-cell>
          <table:table-cell office:value-type="string" calcext:value-type="string">
            <text:p>[('ES212', 'ES220', 'ES230')]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84" calcext:value-type="float">
            <text:p>284</text:p>
          </table:table-cell>
          <table:table-cell office:value-type="float" office:value="19375367" calcext:value-type="float">
            <text:p>19375367</text:p>
          </table:table-cell>
          <table:table-cell office:value-type="float" office:value="110040201" calcext:value-type="float">
            <text:p>110040201</text:p>
          </table:table-cell>
          <table:table-cell office:value-type="float" office:value="110020200" calcext:value-type="float">
            <text:p>110020200</text:p>
          </table:table-cell>
          <table:table-cell office:value-type="float" office:value="3" calcext:value-type="float">
            <text:p>3</text:p>
          </table:table-cell>
          <table:table-cell office:value-type="float" office:value="2710" calcext:value-type="float">
            <text:p>2710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[('ES412', 'ES230')]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85" calcext:value-type="float">
            <text:p>285</text:p>
          </table:table-cell>
          <table:table-cell office:value-type="float" office:value="19375368" calcext:value-type="float">
            <text:p>19375368</text:p>
          </table:table-cell>
          <table:table-cell office:value-type="float" office:value="110040201" calcext:value-type="float">
            <text:p>110040201</text:p>
          </table:table-cell>
          <table:table-cell office:value-type="float" office:value="110020300" calcext:value-type="float">
            <text:p>110020300</text:p>
          </table:table-cell>
          <table:table-cell office:value-type="float" office:value="3" calcext:value-type="float">
            <text:p>3</text:p>
          </table:table-cell>
          <table:table-cell office:value-type="float" office:value="1916" calcext:value-type="float">
            <text:p>1916</text:p>
          </table:table-cell>
          <table:table-cell office:value-type="float" office:value="773" calcext:value-type="float">
            <text:p>773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86" calcext:value-type="float">
            <text:p>286</text:p>
          </table:table-cell>
          <table:table-cell office:value-type="float" office:value="19375364" calcext:value-type="float">
            <text:p>19375364</text:p>
          </table:table-cell>
          <table:table-cell office:value-type="float" office:value="110040201" calcext:value-type="float">
            <text:p>110040201</text:p>
          </table:table-cell>
          <table:table-cell office:value-type="float" office:value="110020101" calcext:value-type="float">
            <text:p>110020101</text:p>
          </table:table-cell>
          <table:table-cell office:value-type="float" office:value="3" calcext:value-type="float">
            <text:p>3</text:p>
          </table:table-cell>
          <table:table-cell office:value-type="float" office:value="663" calcext:value-type="float">
            <text:p>663</text:p>
          </table:table-cell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87" calcext:value-type="float">
            <text:p>287</text:p>
          </table:table-cell>
          <table:table-cell office:value-type="float" office:value="16744483" calcext:value-type="float">
            <text:p>16744483</text:p>
          </table:table-cell>
          <table:table-cell office:value-type="float" office:value="110040201" calcext:value-type="float">
            <text:p>110040201</text:p>
          </table:table-cell>
          <table:table-cell office:value-type="float" office:value="110020200" calcext:value-type="float">
            <text:p>110020200</text:p>
          </table:table-cell>
          <table:table-cell office:value-type="float" office:value="2" calcext:value-type="float">
            <text:p>2</text:p>
          </table:table-cell>
          <table:table-cell office:value-type="float" office:value="527" calcext:value-type="float">
            <text:p>527</text:p>
          </table:table-cell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88" calcext:value-type="float">
            <text:p>288</text:p>
          </table:table-cell>
          <table:table-cell office:value-type="float" office:value="16744484" calcext:value-type="float">
            <text:p>16744484</text:p>
          </table:table-cell>
          <table:table-cell office:value-type="float" office:value="110040201" calcext:value-type="float">
            <text:p>110040201</text:p>
          </table:table-cell>
          <table:table-cell office:value-type="float" office:value="110020300" calcext:value-type="float">
            <text:p>110020300</text:p>
          </table:table-cell>
          <table:table-cell office:value-type="float" office:value="2" calcext:value-type="float">
            <text:p>2</text:p>
          </table:table-cell>
          <table:table-cell office:value-type="float" office:value="496" calcext:value-type="float">
            <text:p>496</text:p>
          </table:table-cell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89" calcext:value-type="float">
            <text:p>289</text:p>
          </table:table-cell>
          <table:table-cell office:value-type="float" office:value="19375366" calcext:value-type="float">
            <text:p>19375366</text:p>
          </table:table-cell>
          <table:table-cell office:value-type="float" office:value="110040201" calcext:value-type="float">
            <text:p>110040201</text:p>
          </table:table-cell>
          <table:table-cell office:value-type="float" office:value="110020103" calcext:value-type="float">
            <text:p>110020103</text:p>
          </table:table-cell>
          <table:table-cell office:value-type="float" office:value="3" calcext:value-type="float">
            <text:p>3</text:p>
          </table:table-cell>
          <table:table-cell office:value-type="float" office:value="444" calcext:value-type="float">
            <text:p>444</text:p>
          </table:table-cell>
          <table:table-cell office:value-type="float" office:value="179" calcext:value-type="float">
            <text:p>179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90" calcext:value-type="float">
            <text:p>290</text:p>
          </table:table-cell>
          <table:table-cell office:value-type="float" office:value="19375365" calcext:value-type="float">
            <text:p>19375365</text:p>
          </table:table-cell>
          <table:table-cell office:value-type="float" office:value="110040201" calcext:value-type="float">
            <text:p>110040201</text:p>
          </table:table-cell>
          <table:table-cell office:value-type="float" office:value="110020102" calcext:value-type="float">
            <text:p>110020102</text:p>
          </table:table-cell>
          <table:table-cell office:value-type="float" office:value="3" calcext:value-type="float">
            <text:p>3</text:p>
          </table:table-cell>
          <table:table-cell office:value-type="float" office:value="399" calcext:value-type="float">
            <text:p>399</text:p>
          </table:table-cell>
          <table:table-cell office:value-type="float" office:value="161" calcext:value-type="float">
            <text:p>161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92" calcext:value-type="float">
            <text:p>292</text:p>
          </table:table-cell>
          <table:table-cell office:value-type="float" office:value="16744480" calcext:value-type="float">
            <text:p>16744480</text:p>
          </table:table-cell>
          <table:table-cell office:value-type="float" office:value="110040201" calcext:value-type="float">
            <text:p>110040201</text:p>
          </table:table-cell>
          <table:table-cell office:value-type="float" office:value="110020101" calcext:value-type="float">
            <text:p>110020101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93" calcext:value-type="float">
            <text:p>293</text:p>
          </table:table-cell>
          <table:table-cell office:value-type="float" office:value="11482715" calcext:value-type="float">
            <text:p>11482715</text:p>
          </table:table-cell>
          <table:table-cell office:value-type="float" office:value="110040201" calcext:value-type="float">
            <text:p>110040201</text:p>
          </table:table-cell>
          <table:table-cell office:value-type="float" office:value="110020200" calcext:value-type="float">
            <text:p>110020200</text:p>
          </table:table-cell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94" calcext:value-type="float">
            <text:p>294</text:p>
          </table:table-cell>
          <table:table-cell office:value-type="float" office:value="16744482" calcext:value-type="float">
            <text:p>16744482</text:p>
          </table:table-cell>
          <table:table-cell office:value-type="float" office:value="110040201" calcext:value-type="float">
            <text:p>110040201</text:p>
          </table:table-cell>
          <table:table-cell office:value-type="float" office:value="110020103" calcext:value-type="float">
            <text:p>110020103</text:p>
          </table:table-cell>
          <table:table-cell office:value-type="float" office:value="2" calcext:value-type="float">
            <text:p>2</text:p>
          </table:table-cell>
          <table:table-cell office:value-type="float" office:value="181" calcext:value-type="float">
            <text:p>181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95" calcext:value-type="float">
            <text:p>295</text:p>
          </table:table-cell>
          <table:table-cell office:value-type="float" office:value="11482716" calcext:value-type="float">
            <text:p>11482716</text:p>
          </table:table-cell>
          <table:table-cell office:value-type="float" office:value="110040201" calcext:value-type="float">
            <text:p>110040201</text:p>
          </table:table-cell>
          <table:table-cell office:value-type="float" office:value="110020300" calcext:value-type="float">
            <text:p>110020300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96" calcext:value-type="float">
            <text:p>296</text:p>
          </table:table-cell>
          <table:table-cell office:value-type="float" office:value="11482714" calcext:value-type="float">
            <text:p>11482714</text:p>
          </table:table-cell>
          <table:table-cell office:value-type="float" office:value="110040201" calcext:value-type="float">
            <text:p>110040201</text:p>
          </table:table-cell>
          <table:table-cell office:value-type="float" office:value="110020103" calcext:value-type="float">
            <text:p>110020103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97" calcext:value-type="float">
            <text:p>297</text:p>
          </table:table-cell>
          <table:table-cell office:value-type="float" office:value="11482713" calcext:value-type="float">
            <text:p>11482713</text:p>
          </table:table-cell>
          <table:table-cell office:value-type="float" office:value="110040201" calcext:value-type="float">
            <text:p>110040201</text:p>
          </table:table-cell>
          <table:table-cell office:value-type="float" office:value="110020102" calcext:value-type="float">
            <text:p>110020102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99" calcext:value-type="float">
            <text:p>299</text:p>
          </table:table-cell>
          <table:table-cell office:value-type="float" office:value="16744481" calcext:value-type="float">
            <text:p>16744481</text:p>
          </table:table-cell>
          <table:table-cell office:value-type="float" office:value="110040201" calcext:value-type="float">
            <text:p>110040201</text:p>
          </table:table-cell>
          <table:table-cell office:value-type="float" office:value="110020102" calcext:value-type="float">
            <text:p>110020102</text:p>
          </table:table-cell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00" calcext:value-type="float">
            <text:p>300</text:p>
          </table:table-cell>
          <table:table-cell office:value-type="float" office:value="11482712" calcext:value-type="float">
            <text:p>11482712</text:p>
          </table:table-cell>
          <table:table-cell office:value-type="float" office:value="110040201" calcext:value-type="float">
            <text:p>110040201</text:p>
          </table:table-cell>
          <table:table-cell office:value-type="float" office:value="110020101" calcext:value-type="float">
            <text:p>110020101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08" calcext:value-type="float">
            <text:p>308</text:p>
          </table:table-cell>
          <table:table-cell office:value-type="float" office:value="16744498" calcext:value-type="float">
            <text:p>16744498</text:p>
          </table:table-cell>
          <table:table-cell table:number-columns-repeated="2" office:value-type="float" office:value="110040201" calcext:value-type="float">
            <text:p>110040201</text:p>
          </table:table-cell>
          <table:table-cell office:value-type="float" office:value="2" calcext:value-type="float">
            <text:p>2</text:p>
          </table:table-cell>
          <table:table-cell office:value-type="float" office:value="47181098" calcext:value-type="float">
            <text:p>471810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('ES412', 'ES412')]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09" calcext:value-type="float">
            <text:p>309</text:p>
          </table:table-cell>
          <table:table-cell office:value-type="float" office:value="14113614" calcext:value-type="float">
            <text:p>14113614</text:p>
          </table:table-cell>
          <table:table-cell table:number-columns-repeated="2" office:value-type="float" office:value="110040201" calcext:value-type="float">
            <text:p>110040201</text:p>
          </table:table-cell>
          <table:table-cell office:value-type="float" office:value="4" calcext:value-type="float">
            <text:p>4</text:p>
          </table:table-cell>
          <table:table-cell office:value-type="float" office:value="21541738" calcext:value-type="float">
            <text:p>215417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('ES412', 'ES412')]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10" calcext:value-type="float">
            <text:p>310</text:p>
          </table:table-cell>
          <table:table-cell office:value-type="float" office:value="11482730" calcext:value-type="float">
            <text:p>11482730</text:p>
          </table:table-cell>
          <table:table-cell table:number-columns-repeated="2" office:value-type="float" office:value="110040201" calcext:value-type="float">
            <text:p>110040201</text:p>
          </table:table-cell>
          <table:table-cell office:value-type="float" office:value="1" calcext:value-type="float">
            <text:p>1</text:p>
          </table:table-cell>
          <table:table-cell office:value-type="float" office:value="4077346" calcext:value-type="float">
            <text:p>4077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('ES412', 'ES412')]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11" calcext:value-type="float">
            <text:p>311</text:p>
          </table:table-cell>
          <table:table-cell office:value-type="float" office:value="16718546" calcext:value-type="float">
            <text:p>16718546</text:p>
          </table:table-cell>
          <table:table-cell office:value-type="float" office:value="110020103" calcext:value-type="float">
            <text:p>110020103</text:p>
          </table:table-cell>
          <table:table-cell office:value-type="float" office:value="110040201" calcext:value-type="float">
            <text:p>110040201</text:p>
          </table:table-cell>
          <table:table-cell office:value-type="float" office:value="2" calcext:value-type="float">
            <text:p>2</text:p>
          </table:table-cell>
          <table:table-cell office:value-type="float" office:value="8248" calcext:value-type="float">
            <text:p>8248</text:p>
          </table:table-cell>
          <table:table-cell office:value-type="float" office:value="4063" calcext:value-type="float">
            <text:p>4063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12" calcext:value-type="float">
            <text:p>312</text:p>
          </table:table-cell>
          <table:table-cell office:value-type="float" office:value="16716924" calcext:value-type="float">
            <text:p>16716924</text:p>
          </table:table-cell>
          <table:table-cell office:value-type="float" office:value="110020102" calcext:value-type="float">
            <text:p>110020102</text:p>
          </table:table-cell>
          <table:table-cell office:value-type="float" office:value="110040201" calcext:value-type="float">
            <text:p>110040201</text:p>
          </table:table-cell>
          <table:table-cell office:value-type="float" office:value="2" calcext:value-type="float">
            <text:p>2</text:p>
          </table:table-cell>
          <table:table-cell office:value-type="float" office:value="4230" calcext:value-type="float">
            <text:p>4230</text:p>
          </table:table-cell>
          <table:table-cell office:value-type="float" office:value="2084" calcext:value-type="float">
            <text:p>2084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13" calcext:value-type="float">
            <text:p>313</text:p>
          </table:table-cell>
          <table:table-cell office:value-type="float" office:value="11456778" calcext:value-type="float">
            <text:p>11456778</text:p>
          </table:table-cell>
          <table:table-cell office:value-type="float" office:value="110020103" calcext:value-type="float">
            <text:p>110020103</text:p>
          </table:table-cell>
          <table:table-cell office:value-type="float" office:value="110040201" calcext:value-type="float">
            <text:p>110040201</text:p>
          </table:table-cell>
          <table:table-cell office:value-type="float" office:value="1" calcext:value-type="float">
            <text:p>1</text:p>
          </table:table-cell>
          <table:table-cell office:value-type="float" office:value="4040" calcext:value-type="float">
            <text:p>4040</text:p>
          </table:table-cell>
          <table:table-cell office:value-type="float" office:value="3132" calcext:value-type="float">
            <text:p>3132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14" calcext:value-type="float">
            <text:p>314</text:p>
          </table:table-cell>
          <table:table-cell office:value-type="float" office:value="19351052" calcext:value-type="float">
            <text:p>19351052</text:p>
          </table:table-cell>
          <table:table-cell office:value-type="float" office:value="110020200" calcext:value-type="float">
            <text:p>110020200</text:p>
          </table:table-cell>
          <table:table-cell office:value-type="float" office:value="110040201" calcext:value-type="float">
            <text:p>110040201</text:p>
          </table:table-cell>
          <table:table-cell office:value-type="float" office:value="3" calcext:value-type="float">
            <text:p>3</text:p>
          </table:table-cell>
          <table:table-cell office:value-type="float" office:value="3905" calcext:value-type="float">
            <text:p>3905</text:p>
          </table:table-cell>
          <table:table-cell office:value-type="float" office:value="1575" calcext:value-type="float">
            <text:p>1575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15" calcext:value-type="float">
            <text:p>315</text:p>
          </table:table-cell>
          <table:table-cell office:value-type="float" office:value="19349430" calcext:value-type="float">
            <text:p>19349430</text:p>
          </table:table-cell>
          <table:table-cell office:value-type="float" office:value="110020103" calcext:value-type="float">
            <text:p>110020103</text:p>
          </table:table-cell>
          <table:table-cell office:value-type="float" office:value="110040201" calcext:value-type="float">
            <text:p>110040201</text:p>
          </table:table-cell>
          <table:table-cell office:value-type="float" office:value="3" calcext:value-type="float">
            <text:p>3</text:p>
          </table:table-cell>
          <table:table-cell office:value-type="float" office:value="3616" calcext:value-type="float">
            <text:p>3616</text:p>
          </table:table-cell>
          <table:table-cell office:value-type="float" office:value="1458" calcext:value-type="float">
            <text:p>1458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16" calcext:value-type="float">
            <text:p>316</text:p>
          </table:table-cell>
          <table:table-cell office:value-type="float" office:value="19347808" calcext:value-type="float">
            <text:p>19347808</text:p>
          </table:table-cell>
          <table:table-cell office:value-type="float" office:value="110020102" calcext:value-type="float">
            <text:p>110020102</text:p>
          </table:table-cell>
          <table:table-cell office:value-type="float" office:value="110040201" calcext:value-type="float">
            <text:p>110040201</text:p>
          </table:table-cell>
          <table:table-cell office:value-type="float" office:value="3" calcext:value-type="float">
            <text:p>3</text:p>
          </table:table-cell>
          <table:table-cell office:value-type="float" office:value="3505" calcext:value-type="float">
            <text:p>3505</text:p>
          </table:table-cell>
          <table:table-cell office:value-type="float" office:value="1413" calcext:value-type="float">
            <text:p>1413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18" calcext:value-type="float">
            <text:p>318</text:p>
          </table:table-cell>
          <table:table-cell office:value-type="float" office:value="16720168" calcext:value-type="float">
            <text:p>16720168</text:p>
          </table:table-cell>
          <table:table-cell office:value-type="float" office:value="110020200" calcext:value-type="float">
            <text:p>110020200</text:p>
          </table:table-cell>
          <table:table-cell office:value-type="float" office:value="110040201" calcext:value-type="float">
            <text:p>110040201</text:p>
          </table:table-cell>
          <table:table-cell office:value-type="float" office:value="2" calcext:value-type="float">
            <text:p>2</text:p>
          </table:table-cell>
          <table:table-cell office:value-type="float" office:value="3286" calcext:value-type="float">
            <text:p>3286</text:p>
          </table:table-cell>
          <table:table-cell office:value-type="float" office:value="1619" calcext:value-type="float">
            <text:p>1619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19" calcext:value-type="float">
            <text:p>319</text:p>
          </table:table-cell>
          <table:table-cell office:value-type="float" office:value="11455156" calcext:value-type="float">
            <text:p>11455156</text:p>
          </table:table-cell>
          <table:table-cell office:value-type="float" office:value="110020102" calcext:value-type="float">
            <text:p>110020102</text:p>
          </table:table-cell>
          <table:table-cell office:value-type="float" office:value="110040201" calcext:value-type="float">
            <text:p>110040201</text:p>
          </table:table-cell>
          <table:table-cell office:value-type="float" office:value="1" calcext:value-type="float">
            <text:p>1</text:p>
          </table:table-cell>
          <table:table-cell office:value-type="float" office:value="3285" calcext:value-type="float">
            <text:p>3285</text:p>
          </table:table-cell>
          <table:table-cell office:value-type="float" office:value="2547" calcext:value-type="float">
            <text:p>2547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21" calcext:value-type="float">
            <text:p>321</text:p>
          </table:table-cell>
          <table:table-cell office:value-type="float" office:value="16715302" calcext:value-type="float">
            <text:p>16715302</text:p>
          </table:table-cell>
          <table:table-cell office:value-type="float" office:value="110020101" calcext:value-type="float">
            <text:p>110020101</text:p>
          </table:table-cell>
          <table:table-cell office:value-type="float" office:value="110040201" calcext:value-type="float">
            <text:p>110040201</text:p>
          </table:table-cell>
          <table:table-cell office:value-type="float" office:value="2" calcext:value-type="float">
            <text:p>2</text:p>
          </table:table-cell>
          <table:table-cell office:value-type="float" office:value="3026" calcext:value-type="float">
            <text:p>3026</text:p>
          </table:table-cell>
          <table:table-cell office:value-type="float" office:value="1491" calcext:value-type="float">
            <text:p>1491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22" calcext:value-type="float">
            <text:p>322</text:p>
          </table:table-cell>
          <table:table-cell office:value-type="float" office:value="11453534" calcext:value-type="float">
            <text:p>11453534</text:p>
          </table:table-cell>
          <table:table-cell office:value-type="float" office:value="110020101" calcext:value-type="float">
            <text:p>110020101</text:p>
          </table:table-cell>
          <table:table-cell office:value-type="float" office:value="110040201" calcext:value-type="float">
            <text:p>110040201</text:p>
          </table:table-cell>
          <table:table-cell office:value-type="float" office:value="1" calcext:value-type="float">
            <text:p>1</text:p>
          </table:table-cell>
          <table:table-cell office:value-type="float" office:value="2618" calcext:value-type="float">
            <text:p>2618</text:p>
          </table:table-cell>
          <table:table-cell office:value-type="float" office:value="2029" calcext:value-type="float">
            <text:p>2029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24" calcext:value-type="float">
            <text:p>324</text:p>
          </table:table-cell>
          <table:table-cell office:value-type="float" office:value="11460022" calcext:value-type="float">
            <text:p>11460022</text:p>
          </table:table-cell>
          <table:table-cell office:value-type="float" office:value="110020300" calcext:value-type="float">
            <text:p>110020300</text:p>
          </table:table-cell>
          <table:table-cell office:value-type="float" office:value="110040201" calcext:value-type="float">
            <text:p>110040201</text:p>
          </table:table-cell>
          <table:table-cell office:value-type="float" office:value="1" calcext:value-type="float">
            <text:p>1</text:p>
          </table:table-cell>
          <table:table-cell office:value-type="float" office:value="1980" calcext:value-type="float">
            <text:p>1980</text:p>
          </table:table-cell>
          <table:table-cell office:value-type="float" office:value="1535" calcext:value-type="float">
            <text:p>1535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25" calcext:value-type="float">
            <text:p>325</text:p>
          </table:table-cell>
          <table:table-cell office:value-type="float" office:value="19352674" calcext:value-type="float">
            <text:p>19352674</text:p>
          </table:table-cell>
          <table:table-cell office:value-type="float" office:value="110020300" calcext:value-type="float">
            <text:p>110020300</text:p>
          </table:table-cell>
          <table:table-cell office:value-type="float" office:value="110040201" calcext:value-type="float">
            <text:p>110040201</text:p>
          </table:table-cell>
          <table:table-cell office:value-type="float" office:value="3" calcext:value-type="float">
            <text:p>3</text:p>
          </table:table-cell>
          <table:table-cell office:value-type="float" office:value="1875" calcext:value-type="float">
            <text:p>1875</text:p>
          </table:table-cell>
          <table:table-cell office:value-type="float" office:value="756" calcext:value-type="float">
            <text:p>756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26" calcext:value-type="float">
            <text:p>326</text:p>
          </table:table-cell>
          <table:table-cell office:value-type="float" office:value="16721790" calcext:value-type="float">
            <text:p>16721790</text:p>
          </table:table-cell>
          <table:table-cell office:value-type="float" office:value="110020300" calcext:value-type="float">
            <text:p>110020300</text:p>
          </table:table-cell>
          <table:table-cell office:value-type="float" office:value="110040201" calcext:value-type="float">
            <text:p>110040201</text:p>
          </table:table-cell>
          <table:table-cell office:value-type="float" office:value="2" calcext:value-type="float">
            <text:p>2</text:p>
          </table:table-cell>
          <table:table-cell office:value-type="float" office:value="1859" calcext:value-type="float">
            <text:p>1859</text:p>
          </table:table-cell>
          <table:table-cell office:value-type="float" office:value="916" calcext:value-type="float">
            <text:p>916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27" calcext:value-type="float">
            <text:p>327</text:p>
          </table:table-cell>
          <table:table-cell office:value-type="float" office:value="19346186" calcext:value-type="float">
            <text:p>19346186</text:p>
          </table:table-cell>
          <table:table-cell office:value-type="float" office:value="110020101" calcext:value-type="float">
            <text:p>110020101</text:p>
          </table:table-cell>
          <table:table-cell office:value-type="float" office:value="110040201" calcext:value-type="float">
            <text:p>110040201</text:p>
          </table:table-cell>
          <table:table-cell office:value-type="float" office:value="3" calcext:value-type="float">
            <text:p>3</text:p>
          </table:table-cell>
          <table:table-cell office:value-type="float" office:value="1844" calcext:value-type="float">
            <text:p>1844</text:p>
          </table:table-cell>
          <table:table-cell office:value-type="float" office:value="744" calcext:value-type="float">
            <text:p>744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28" calcext:value-type="float">
            <text:p>328</text:p>
          </table:table-cell>
          <table:table-cell office:value-type="float" office:value="11458400" calcext:value-type="float">
            <text:p>11458400</text:p>
          </table:table-cell>
          <table:table-cell office:value-type="float" office:value="110020200" calcext:value-type="float">
            <text:p>110020200</text:p>
          </table:table-cell>
          <table:table-cell office:value-type="float" office:value="110040201" calcext:value-type="float">
            <text:p>110040201</text:p>
          </table:table-cell>
          <table:table-cell office:value-type="float" office:value="1" calcext:value-type="float">
            <text:p>1</text:p>
          </table:table-cell>
          <table:table-cell office:value-type="float" office:value="1447" calcext:value-type="float">
            <text:p>1447</text:p>
          </table:table-cell>
          <table:table-cell office:value-type="float" office:value="1121" calcext:value-type="float">
            <text:p>1121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39" calcext:value-type="float">
            <text:p>339</text:p>
          </table:table-cell>
          <table:table-cell office:value-type="float" office:value="16713664" calcext:value-type="float">
            <text:p>16713664</text:p>
          </table:table-cell>
          <table:table-cell office:value-type="float" office:value="110010300" calcext:value-type="float">
            <text:p>110010300</text:p>
          </table:table-cell>
          <table:table-cell office:value-type="float" office:value="110020103" calcext:value-type="float">
            <text:p>110020103</text:p>
          </table:table-cell>
          <table:table-cell office:value-type="float" office:value="2" calcext:value-type="float">
            <text:p>2</text:p>
          </table:table-cell>
          <table:table-cell office:value-type="float" office:value="863093" calcext:value-type="float">
            <text:p>863093</text:p>
          </table:table-cell>
          <table:table-cell office:value-type="float" office:value="425169" calcext:value-type="float">
            <text:p>425169</text:p>
          </table:table-cell>
          <table:table-cell office:value-type="string" calcext:value-type="string">
            <text:p>[('ES130', 'ES213')]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40" calcext:value-type="float">
            <text:p>340</text:p>
          </table:table-cell>
          <table:table-cell office:value-type="float" office:value="14082780" calcext:value-type="float">
            <text:p>14082780</text:p>
          </table:table-cell>
          <table:table-cell office:value-type="float" office:value="110010300" calcext:value-type="float">
            <text:p>110010300</text:p>
          </table:table-cell>
          <table:table-cell office:value-type="float" office:value="110020103" calcext:value-type="float">
            <text:p>110020103</text:p>
          </table:table-cell>
          <table:table-cell office:value-type="float" office:value="4" calcext:value-type="float">
            <text:p>4</text:p>
          </table:table-cell>
          <table:table-cell office:value-type="float" office:value="852344" calcext:value-type="float">
            <text:p>852344</text:p>
          </table:table-cell>
          <table:table-cell office:value-type="float" office:value="660732" calcext:value-type="float">
            <text:p>660732</text:p>
          </table:table-cell>
          <table:table-cell office:value-type="string" calcext:value-type="string">
            <text:p>[('ES130', 'ES213')]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41" calcext:value-type="float">
            <text:p>341</text:p>
          </table:table-cell>
          <table:table-cell office:value-type="float" office:value="11451896" calcext:value-type="float">
            <text:p>11451896</text:p>
          </table:table-cell>
          <table:table-cell office:value-type="float" office:value="110010300" calcext:value-type="float">
            <text:p>110010300</text:p>
          </table:table-cell>
          <table:table-cell office:value-type="float" office:value="110020103" calcext:value-type="float">
            <text:p>110020103</text:p>
          </table:table-cell>
          <table:table-cell office:value-type="float" office:value="1" calcext:value-type="float">
            <text:p>1</text:p>
          </table:table-cell>
          <table:table-cell office:value-type="float" office:value="261822" calcext:value-type="float">
            <text:p>261822</text:p>
          </table:table-cell>
          <table:table-cell office:value-type="float" office:value="202963" calcext:value-type="float">
            <text:p>202963</text:p>
          </table:table-cell>
          <table:table-cell office:value-type="string" calcext:value-type="string">
            <text:p>[('ES130', 'ES213')]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342" calcext:value-type="float">
            <text:p>342</text:p>
          </table:table-cell>
          <table:table-cell office:value-type="float" office:value="14082778" calcext:value-type="float">
            <text:p>14082778</text:p>
          </table:table-cell>
          <table:table-cell office:value-type="float" office:value="110010300" calcext:value-type="float">
            <text:p>110010300</text:p>
          </table:table-cell>
          <table:table-cell office:value-type="float" office:value="110020101" calcext:value-type="float">
            <text:p>110020101</text:p>
          </table:table-cell>
          <table:table-cell office:value-type="float" office:value="4" calcext:value-type="float">
            <text:p>4</text:p>
          </table:table-cell>
          <table:table-cell office:value-type="float" office:value="76229" calcext:value-type="float">
            <text:p>76229</text:p>
          </table:table-cell>
          <table:table-cell office:value-type="float" office:value="59092" calcext:value-type="float">
            <text:p>59092</text:p>
          </table:table-cell>
          <table:table-cell office:value-type="string" calcext:value-type="string">
            <text:p>[('ES130', 'ES213','ES211')]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343" calcext:value-type="float">
            <text:p>343</text:p>
          </table:table-cell>
          <table:table-cell office:value-type="float" office:value="16713662" calcext:value-type="float">
            <text:p>16713662</text:p>
          </table:table-cell>
          <table:table-cell office:value-type="float" office:value="110010300" calcext:value-type="float">
            <text:p>110010300</text:p>
          </table:table-cell>
          <table:table-cell office:value-type="float" office:value="110020101" calcext:value-type="float">
            <text:p>110020101</text:p>
          </table:table-cell>
          <table:table-cell office:value-type="float" office:value="2" calcext:value-type="float">
            <text:p>2</text:p>
          </table:table-cell>
          <table:table-cell office:value-type="float" office:value="36770" calcext:value-type="float">
            <text:p>36770</text:p>
          </table:table-cell>
          <table:table-cell office:value-type="float" office:value="18113" calcext:value-type="float">
            <text:p>18113</text:p>
          </table:table-cell>
          <table:table-cell office:value-type="string" calcext:value-type="string">
            <text:p>[('ES130', 'ES213','ES211')]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344" calcext:value-type="float">
            <text:p>344</text:p>
          </table:table-cell>
          <table:table-cell office:value-type="float" office:value="16713666" calcext:value-type="float">
            <text:p>16713666</text:p>
          </table:table-cell>
          <table:table-cell office:value-type="float" office:value="110010300" calcext:value-type="float">
            <text:p>110010300</text:p>
          </table:table-cell>
          <table:table-cell office:value-type="float" office:value="110020300" calcext:value-type="float">
            <text:p>110020300</text:p>
          </table:table-cell>
          <table:table-cell office:value-type="float" office:value="2" calcext:value-type="float">
            <text:p>2</text:p>
          </table:table-cell>
          <table:table-cell office:value-type="float" office:value="24214" calcext:value-type="float">
            <text:p>24214</text:p>
          </table:table-cell>
          <table:table-cell office:value-type="float" office:value="11928" calcext:value-type="float">
            <text:p>11928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345" calcext:value-type="float">
            <text:p>345</text:p>
          </table:table-cell>
          <table:table-cell office:value-type="float" office:value="16713665" calcext:value-type="float">
            <text:p>16713665</text:p>
          </table:table-cell>
          <table:table-cell office:value-type="float" office:value="110010300" calcext:value-type="float">
            <text:p>110010300</text:p>
          </table:table-cell>
          <table:table-cell office:value-type="float" office:value="110020200" calcext:value-type="float">
            <text:p>110020200</text:p>
          </table:table-cell>
          <table:table-cell office:value-type="float" office:value="2" calcext:value-type="float">
            <text:p>2</text:p>
          </table:table-cell>
          <table:table-cell office:value-type="float" office:value="24081" calcext:value-type="float">
            <text:p>24081</text:p>
          </table:table-cell>
          <table:table-cell office:value-type="float" office:value="11862" calcext:value-type="float">
            <text:p>11862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46" calcext:value-type="float">
            <text:p>346</text:p>
          </table:table-cell>
          <table:table-cell office:value-type="float" office:value="19344549" calcext:value-type="float">
            <text:p>19344549</text:p>
          </table:table-cell>
          <table:table-cell office:value-type="float" office:value="110010300" calcext:value-type="float">
            <text:p>110010300</text:p>
          </table:table-cell>
          <table:table-cell office:value-type="float" office:value="110020200" calcext:value-type="float">
            <text:p>110020200</text:p>
          </table:table-cell>
          <table:table-cell office:value-type="float" office:value="3" calcext:value-type="float">
            <text:p>3</text:p>
          </table:table-cell>
          <table:table-cell office:value-type="float" office:value="23422" calcext:value-type="float">
            <text:p>23422</text:p>
          </table:table-cell>
          <table:table-cell office:value-type="float" office:value="9444" calcext:value-type="float">
            <text:p>9444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347" calcext:value-type="float">
            <text:p>347</text:p>
          </table:table-cell>
          <table:table-cell office:value-type="float" office:value="19344550" calcext:value-type="float">
            <text:p>19344550</text:p>
          </table:table-cell>
          <table:table-cell office:value-type="float" office:value="110010300" calcext:value-type="float">
            <text:p>110010300</text:p>
          </table:table-cell>
          <table:table-cell office:value-type="float" office:value="110020300" calcext:value-type="float">
            <text:p>110020300</text:p>
          </table:table-cell>
          <table:table-cell office:value-type="float" office:value="3" calcext:value-type="float">
            <text:p>3</text:p>
          </table:table-cell>
          <table:table-cell office:value-type="float" office:value="17363" calcext:value-type="float">
            <text:p>17363</text:p>
          </table:table-cell>
          <table:table-cell office:value-type="float" office:value="7001" calcext:value-type="float">
            <text:p>7001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348" calcext:value-type="float">
            <text:p>348</text:p>
          </table:table-cell>
          <table:table-cell office:value-type="float" office:value="19344548" calcext:value-type="float">
            <text:p>19344548</text:p>
          </table:table-cell>
          <table:table-cell office:value-type="float" office:value="110010300" calcext:value-type="float">
            <text:p>110010300</text:p>
          </table:table-cell>
          <table:table-cell office:value-type="float" office:value="110020103" calcext:value-type="float">
            <text:p>110020103</text:p>
          </table:table-cell>
          <table:table-cell office:value-type="float" office:value="3" calcext:value-type="float">
            <text:p>3</text:p>
          </table:table-cell>
          <table:table-cell office:value-type="float" office:value="12125" calcext:value-type="float">
            <text:p>12125</text:p>
          </table:table-cell>
          <table:table-cell office:value-type="float" office:value="4889" calcext:value-type="float">
            <text:p>4889</text:p>
          </table:table-cell>
          <table:table-cell office:value-type="string" calcext:value-type="string">
            <text:p>[('ES130', 'ES213')]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49" calcext:value-type="float">
            <text:p>349</text:p>
          </table:table-cell>
          <table:table-cell office:value-type="float" office:value="19344546" calcext:value-type="float">
            <text:p>19344546</text:p>
          </table:table-cell>
          <table:table-cell office:value-type="float" office:value="110010300" calcext:value-type="float">
            <text:p>110010300</text:p>
          </table:table-cell>
          <table:table-cell office:value-type="float" office:value="110020101" calcext:value-type="float">
            <text:p>110020101</text:p>
          </table:table-cell>
          <table:table-cell office:value-type="float" office:value="3" calcext:value-type="float">
            <text:p>3</text:p>
          </table:table-cell>
          <table:table-cell office:value-type="float" office:value="11337" calcext:value-type="float">
            <text:p>11337</text:p>
          </table:table-cell>
          <table:table-cell office:value-type="float" office:value="4571" calcext:value-type="float">
            <text:p>4571</text:p>
          </table:table-cell>
          <table:table-cell office:value-type="string" calcext:value-type="string">
            <text:p>[('ES130', 'ES213','ES211')]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50" calcext:value-type="float">
            <text:p>350</text:p>
          </table:table-cell>
          <table:table-cell office:value-type="float" office:value="11451894" calcext:value-type="float">
            <text:p>11451894</text:p>
          </table:table-cell>
          <table:table-cell office:value-type="float" office:value="110010300" calcext:value-type="float">
            <text:p>110010300</text:p>
          </table:table-cell>
          <table:table-cell office:value-type="float" office:value="110020101" calcext:value-type="float">
            <text:p>110020101</text:p>
          </table:table-cell>
          <table:table-cell office:value-type="float" office:value="1" calcext:value-type="float">
            <text:p>1</text:p>
          </table:table-cell>
          <table:table-cell office:value-type="float" office:value="10985" calcext:value-type="float">
            <text:p>10985</text:p>
          </table:table-cell>
          <table:table-cell office:value-type="float" office:value="8516" calcext:value-type="float">
            <text:p>8516</text:p>
          </table:table-cell>
          <table:table-cell office:value-type="string" calcext:value-type="string">
            <text:p>[('ES130', 'ES213','ES211')]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51" calcext:value-type="float">
            <text:p>351</text:p>
          </table:table-cell>
          <table:table-cell office:value-type="float" office:value="14082782" calcext:value-type="float">
            <text:p>14082782</text:p>
          </table:table-cell>
          <table:table-cell office:value-type="float" office:value="110010300" calcext:value-type="float">
            <text:p>110010300</text:p>
          </table:table-cell>
          <table:table-cell office:value-type="float" office:value="110020300" calcext:value-type="float">
            <text:p>110020300</text:p>
          </table:table-cell>
          <table:table-cell office:value-type="float" office:value="4" calcext:value-type="float">
            <text:p>4</text:p>
          </table:table-cell>
          <table:table-cell office:value-type="float" office:value="9644" calcext:value-type="float">
            <text:p>9644</text:p>
          </table:table-cell>
          <table:table-cell office:value-type="float" office:value="7476" calcext:value-type="float">
            <text:p>7476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352" calcext:value-type="float">
            <text:p>352</text:p>
          </table:table-cell>
          <table:table-cell office:value-type="float" office:value="16713663" calcext:value-type="float">
            <text:p>16713663</text:p>
          </table:table-cell>
          <table:table-cell office:value-type="float" office:value="110010300" calcext:value-type="float">
            <text:p>110010300</text:p>
          </table:table-cell>
          <table:table-cell office:value-type="float" office:value="110020102" calcext:value-type="float">
            <text:p>110020102</text:p>
          </table:table-cell>
          <table:table-cell office:value-type="float" office:value="2" calcext:value-type="float">
            <text:p>2</text:p>
          </table:table-cell>
          <table:table-cell office:value-type="float" office:value="9619" calcext:value-type="float">
            <text:p>9619</text:p>
          </table:table-cell>
          <table:table-cell office:value-type="float" office:value="4739" calcext:value-type="float">
            <text:p>4739</text:p>
          </table:table-cell>
          <table:table-cell office:value-type="string" calcext:value-type="string">
            <text:p>[('ES130', 'ES213', 'ES212')]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353" calcext:value-type="float">
            <text:p>353</text:p>
          </table:table-cell>
          <table:table-cell office:value-type="float" office:value="11451897" calcext:value-type="float">
            <text:p>11451897</text:p>
          </table:table-cell>
          <table:table-cell office:value-type="float" office:value="110010300" calcext:value-type="float">
            <text:p>110010300</text:p>
          </table:table-cell>
          <table:table-cell office:value-type="float" office:value="110020200" calcext:value-type="float">
            <text:p>110020200</text:p>
          </table:table-cell>
          <table:table-cell office:value-type="float" office:value="1" calcext:value-type="float">
            <text:p>1</text:p>
          </table:table-cell>
          <table:table-cell office:value-type="float" office:value="8556" calcext:value-type="float">
            <text:p>8556</text:p>
          </table:table-cell>
          <table:table-cell office:value-type="float" office:value="6633" calcext:value-type="float">
            <text:p>6633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54" calcext:value-type="float">
            <text:p>354</text:p>
          </table:table-cell>
          <table:table-cell office:value-type="float" office:value="11451898" calcext:value-type="float">
            <text:p>11451898</text:p>
          </table:table-cell>
          <table:table-cell office:value-type="float" office:value="110010300" calcext:value-type="float">
            <text:p>110010300</text:p>
          </table:table-cell>
          <table:table-cell office:value-type="float" office:value="110020300" calcext:value-type="float">
            <text:p>110020300</text:p>
          </table:table-cell>
          <table:table-cell office:value-type="float" office:value="1" calcext:value-type="float">
            <text:p>1</text:p>
          </table:table-cell>
          <table:table-cell office:value-type="float" office:value="7035" calcext:value-type="float">
            <text:p>7035</text:p>
          </table:table-cell>
          <table:table-cell office:value-type="float" office:value="5453" calcext:value-type="float">
            <text:p>5453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355" calcext:value-type="float">
            <text:p>355</text:p>
          </table:table-cell>
          <table:table-cell office:value-type="float" office:value="19344547" calcext:value-type="float">
            <text:p>19344547</text:p>
          </table:table-cell>
          <table:table-cell office:value-type="float" office:value="110010300" calcext:value-type="float">
            <text:p>110010300</text:p>
          </table:table-cell>
          <table:table-cell office:value-type="float" office:value="110020102" calcext:value-type="float">
            <text:p>110020102</text:p>
          </table:table-cell>
          <table:table-cell office:value-type="float" office:value="3" calcext:value-type="float">
            <text:p>3</text:p>
          </table:table-cell>
          <table:table-cell office:value-type="float" office:value="6820" calcext:value-type="float">
            <text:p>6820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[('ES130', 'ES213', 'ES212')]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356" calcext:value-type="float">
            <text:p>356</text:p>
          </table:table-cell>
          <table:table-cell office:value-type="float" office:value="11451895" calcext:value-type="float">
            <text:p>11451895</text:p>
          </table:table-cell>
          <table:table-cell office:value-type="float" office:value="110010300" calcext:value-type="float">
            <text:p>110010300</text:p>
          </table:table-cell>
          <table:table-cell office:value-type="float" office:value="110020102" calcext:value-type="float">
            <text:p>110020102</text:p>
          </table:table-cell>
          <table:table-cell office:value-type="float" office:value="1" calcext:value-type="float">
            <text:p>1</text:p>
          </table:table-cell>
          <table:table-cell office:value-type="float" office:value="5510" calcext:value-type="float">
            <text:p>5510</text:p>
          </table:table-cell>
          <table:table-cell office:value-type="float" office:value="4271" calcext:value-type="float">
            <text:p>4271</text:p>
          </table:table-cell>
          <table:table-cell office:value-type="string" calcext:value-type="string">
            <text:p>[('ES130', 'ES213', 'ES212')]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357" calcext:value-type="float">
            <text:p>357</text:p>
          </table:table-cell>
          <table:table-cell office:value-type="float" office:value="14082779" calcext:value-type="float">
            <text:p>14082779</text:p>
          </table:table-cell>
          <table:table-cell office:value-type="float" office:value="110010300" calcext:value-type="float">
            <text:p>110010300</text:p>
          </table:table-cell>
          <table:table-cell office:value-type="float" office:value="110020102" calcext:value-type="float">
            <text:p>110020102</text:p>
          </table:table-cell>
          <table:table-cell office:value-type="float" office:value="4" calcext:value-type="float">
            <text:p>4</text:p>
          </table:table-cell>
          <table:table-cell office:value-type="float" office:value="4707" calcext:value-type="float">
            <text:p>4707</text:p>
          </table:table-cell>
          <table:table-cell office:value-type="float" office:value="3649" calcext:value-type="float">
            <text:p>3649</text:p>
          </table:table-cell>
          <table:table-cell office:value-type="string" calcext:value-type="string">
            <text:p>[('ES130', 'ES213', 'ES212')]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358" calcext:value-type="float">
            <text:p>358</text:p>
          </table:table-cell>
          <table:table-cell office:value-type="float" office:value="19344564" calcext:value-type="float">
            <text:p>19344564</text:p>
          </table:table-cell>
          <table:table-cell office:value-type="float" office:value="110010300" calcext:value-type="float">
            <text:p>110010300</text:p>
          </table:table-cell>
          <table:table-cell office:value-type="float" office:value="110040201" calcext:value-type="float">
            <text:p>110040201</text:p>
          </table:table-cell>
          <table:table-cell office:value-type="float" office:value="3" calcext:value-type="float">
            <text:p>3</text:p>
          </table:table-cell>
          <table:table-cell office:value-type="float" office:value="3464" calcext:value-type="float">
            <text:p>3464</text:p>
          </table:table-cell>
          <table:table-cell office:value-type="float" office:value="1397" calcext:value-type="float">
            <text:p>1397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59" calcext:value-type="float">
            <text:p>359</text:p>
          </table:table-cell>
          <table:table-cell office:value-type="float" office:value="16713680" calcext:value-type="float">
            <text:p>16713680</text:p>
          </table:table-cell>
          <table:table-cell office:value-type="float" office:value="110010300" calcext:value-type="float">
            <text:p>110010300</text:p>
          </table:table-cell>
          <table:table-cell office:value-type="float" office:value="110040201" calcext:value-type="float">
            <text:p>110040201</text:p>
          </table:table-cell>
          <table:table-cell office:value-type="float" office:value="2" calcext:value-type="float">
            <text:p>2</text:p>
          </table:table-cell>
          <table:table-cell office:value-type="float" office:value="3150" calcext:value-type="float">
            <text:p>3150</text:p>
          </table:table-cell>
          <table:table-cell office:value-type="float" office:value="1552" calcext:value-type="float">
            <text:p>1552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360" calcext:value-type="float">
            <text:p>360</text:p>
          </table:table-cell>
          <table:table-cell office:value-type="float" office:value="11451912" calcext:value-type="float">
            <text:p>11451912</text:p>
          </table:table-cell>
          <table:table-cell office:value-type="float" office:value="110010300" calcext:value-type="float">
            <text:p>110010300</text:p>
          </table:table-cell>
          <table:table-cell office:value-type="float" office:value="110040201" calcext:value-type="float">
            <text:p>110040201</text:p>
          </table:table-cell>
          <table:table-cell office:value-type="float" office:value="1" calcext:value-type="float">
            <text:p>1</text:p>
          </table:table-cell>
          <table:table-cell office:value-type="float" office:value="2119" calcext:value-type="float">
            <text:p>2119</text:p>
          </table:table-cell>
          <table:table-cell office:value-type="float" office:value="1643" calcext:value-type="float">
            <text:p>1643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64" calcext:value-type="float">
            <text:p>364</text:p>
          </table:table-cell>
          <table:table-cell office:value-type="float" office:value="16713661" calcext:value-type="float">
            <text:p>16713661</text:p>
          </table:table-cell>
          <table:table-cell table:number-columns-repeated="2" office:value-type="float" office:value="110010300" calcext:value-type="float">
            <text:p>110010300</text:p>
          </table:table-cell>
          <table:table-cell office:value-type="float" office:value="2" calcext:value-type="float">
            <text:p>2</text:p>
          </table:table-cell>
          <table:table-cell office:value-type="float" office:value="68978328" calcext:value-type="float">
            <text:p>689783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('ES130', 'ES130')]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65" calcext:value-type="float">
            <text:p>365</text:p>
          </table:table-cell>
          <table:table-cell office:value-type="float" office:value="14082777" calcext:value-type="float">
            <text:p>14082777</text:p>
          </table:table-cell>
          <table:table-cell table:number-columns-repeated="2" office:value-type="float" office:value="110010300" calcext:value-type="float">
            <text:p>110010300</text:p>
          </table:table-cell>
          <table:table-cell office:value-type="float" office:value="4" calcext:value-type="float">
            <text:p>4</text:p>
          </table:table-cell>
          <table:table-cell office:value-type="float" office:value="31408590" calcext:value-type="float">
            <text:p>314085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('ES130', 'ES130')]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66" calcext:value-type="float">
            <text:p>366</text:p>
          </table:table-cell>
          <table:table-cell office:value-type="float" office:value="11451893" calcext:value-type="float">
            <text:p>11451893</text:p>
          </table:table-cell>
          <table:table-cell table:number-columns-repeated="2" office:value-type="float" office:value="110010300" calcext:value-type="float">
            <text:p>110010300</text:p>
          </table:table-cell>
          <table:table-cell office:value-type="float" office:value="1" calcext:value-type="float">
            <text:p>1</text:p>
          </table:table-cell>
          <table:table-cell office:value-type="float" office:value="5944910" calcext:value-type="float">
            <text:p>59449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('ES130', 'ES130')]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367" calcext:value-type="float">
            <text:p>367</text:p>
          </table:table-cell>
          <table:table-cell office:value-type="float" office:value="14087643" calcext:value-type="float">
            <text:p>14087643</text:p>
          </table:table-cell>
          <table:table-cell office:value-type="float" office:value="110020103" calcext:value-type="float">
            <text:p>110020103</text:p>
          </table:table-cell>
          <table:table-cell office:value-type="float" office:value="110010300" calcext:value-type="float">
            <text:p>110010300</text:p>
          </table:table-cell>
          <table:table-cell office:value-type="float" office:value="4" calcext:value-type="float">
            <text:p>4</text:p>
          </table:table-cell>
          <table:table-cell office:value-type="float" office:value="1306539" calcext:value-type="float">
            <text:p>1306539</text:p>
          </table:table-cell>
          <table:table-cell office:value-type="float" office:value="1012821" calcext:value-type="float">
            <text:p>1012821</text:p>
          </table:table-cell>
          <table:table-cell office:value-type="string" calcext:value-type="string">
            <text:p>[('ES213','ES130')]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68" calcext:value-type="float">
            <text:p>368</text:p>
          </table:table-cell>
          <table:table-cell office:value-type="float" office:value="16718527" calcext:value-type="float">
            <text:p>16718527</text:p>
          </table:table-cell>
          <table:table-cell office:value-type="float" office:value="110020103" calcext:value-type="float">
            <text:p>110020103</text:p>
          </table:table-cell>
          <table:table-cell office:value-type="float" office:value="110010300" calcext:value-type="float">
            <text:p>110010300</text:p>
          </table:table-cell>
          <table:table-cell office:value-type="float" office:value="2" calcext:value-type="float">
            <text:p>2</text:p>
          </table:table-cell>
          <table:table-cell office:value-type="float" office:value="1271743" calcext:value-type="float">
            <text:p>1271743</text:p>
          </table:table-cell>
          <table:table-cell office:value-type="float" office:value="626474" calcext:value-type="float">
            <text:p>626474</text:p>
          </table:table-cell>
          <table:table-cell office:value-type="string" calcext:value-type="string">
            <text:p>[('ES213','ES130')]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69" calcext:value-type="float">
            <text:p>369</text:p>
          </table:table-cell>
          <table:table-cell office:value-type="float" office:value="11456759" calcext:value-type="float">
            <text:p>11456759</text:p>
          </table:table-cell>
          <table:table-cell office:value-type="float" office:value="110020103" calcext:value-type="float">
            <text:p>110020103</text:p>
          </table:table-cell>
          <table:table-cell office:value-type="float" office:value="110010300" calcext:value-type="float">
            <text:p>110010300</text:p>
          </table:table-cell>
          <table:table-cell office:value-type="float" office:value="1" calcext:value-type="float">
            <text:p>1</text:p>
          </table:table-cell>
          <table:table-cell office:value-type="float" office:value="191237" calcext:value-type="float">
            <text:p>191237</text:p>
          </table:table-cell>
          <table:table-cell office:value-type="float" office:value="148245" calcext:value-type="float">
            <text:p>148245</text:p>
          </table:table-cell>
          <table:table-cell office:value-type="string" calcext:value-type="string">
            <text:p>[('ES213','ES130')]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370" calcext:value-type="float">
            <text:p>370</text:p>
          </table:table-cell>
          <table:table-cell office:value-type="float" office:value="19349411" calcext:value-type="float">
            <text:p>19349411</text:p>
          </table:table-cell>
          <table:table-cell office:value-type="float" office:value="110020103" calcext:value-type="float">
            <text:p>110020103</text:p>
          </table:table-cell>
          <table:table-cell office:value-type="float" office:value="110010300" calcext:value-type="float">
            <text:p>110010300</text:p>
          </table:table-cell>
          <table:table-cell office:value-type="float" office:value="3" calcext:value-type="float">
            <text:p>3</text:p>
          </table:table-cell>
          <table:table-cell office:value-type="float" office:value="152684" calcext:value-type="float">
            <text:p>152684</text:p>
          </table:table-cell>
          <table:table-cell office:value-type="float" office:value="61566" calcext:value-type="float">
            <text:p>61566</text:p>
          </table:table-cell>
          <table:table-cell office:value-type="string" calcext:value-type="string">
            <text:p>[('ES213','ES130')]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371" calcext:value-type="float">
            <text:p>371</text:p>
          </table:table-cell>
          <table:table-cell office:value-type="float" office:value="19347789" calcext:value-type="float">
            <text:p>19347789</text:p>
          </table:table-cell>
          <table:table-cell office:value-type="float" office:value="110020102" calcext:value-type="float">
            <text:p>110020102</text:p>
          </table:table-cell>
          <table:table-cell office:value-type="float" office:value="110010300" calcext:value-type="float">
            <text:p>110010300</text:p>
          </table:table-cell>
          <table:table-cell office:value-type="float" office:value="3" calcext:value-type="float">
            <text:p>3</text:p>
          </table:table-cell>
          <table:table-cell office:value-type="float" office:value="72043" calcext:value-type="float">
            <text:p>72043</text:p>
          </table:table-cell>
          <table:table-cell office:value-type="float" office:value="29050" calcext:value-type="float">
            <text:p>29050</text:p>
          </table:table-cell>
          <table:table-cell office:value-type="string" calcext:value-type="string">
            <text:p>[('ES212', 'ES213', 'ES130')]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372" calcext:value-type="float">
            <text:p>372</text:p>
          </table:table-cell>
          <table:table-cell office:value-type="float" office:value="16716905" calcext:value-type="float">
            <text:p>16716905</text:p>
          </table:table-cell>
          <table:table-cell office:value-type="float" office:value="110020102" calcext:value-type="float">
            <text:p>110020102</text:p>
          </table:table-cell>
          <table:table-cell office:value-type="float" office:value="110010300" calcext:value-type="float">
            <text:p>110010300</text:p>
          </table:table-cell>
          <table:table-cell office:value-type="float" office:value="2" calcext:value-type="float">
            <text:p>2</text:p>
          </table:table-cell>
          <table:table-cell office:value-type="float" office:value="63707" calcext:value-type="float">
            <text:p>63707</text:p>
          </table:table-cell>
          <table:table-cell office:value-type="float" office:value="31383" calcext:value-type="float">
            <text:p>31383</text:p>
          </table:table-cell>
          <table:table-cell office:value-type="string" calcext:value-type="string">
            <text:p>[('ES212', 'ES213', 'ES130')]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73" calcext:value-type="float">
            <text:p>373</text:p>
          </table:table-cell>
          <table:table-cell office:value-type="float" office:value="16715283" calcext:value-type="float">
            <text:p>16715283</text:p>
          </table:table-cell>
          <table:table-cell office:value-type="float" office:value="110020101" calcext:value-type="float">
            <text:p>110020101</text:p>
          </table:table-cell>
          <table:table-cell office:value-type="float" office:value="110010300" calcext:value-type="float">
            <text:p>110010300</text:p>
          </table:table-cell>
          <table:table-cell office:value-type="float" office:value="2" calcext:value-type="float">
            <text:p>2</text:p>
          </table:table-cell>
          <table:table-cell office:value-type="float" office:value="55752" calcext:value-type="float">
            <text:p>55752</text:p>
          </table:table-cell>
          <table:table-cell office:value-type="float" office:value="27464" calcext:value-type="float">
            <text:p>27464</text:p>
          </table:table-cell>
          <table:table-cell office:value-type="string" calcext:value-type="string">
            <text:p>[('ES211', 'ES213','ES130')]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74" calcext:value-type="float">
            <text:p>374</text:p>
          </table:table-cell>
          <table:table-cell office:value-type="float" office:value="19351033" calcext:value-type="float">
            <text:p>19351033</text:p>
          </table:table-cell>
          <table:table-cell office:value-type="float" office:value="110020200" calcext:value-type="float">
            <text:p>110020200</text:p>
          </table:table-cell>
          <table:table-cell office:value-type="float" office:value="110010300" calcext:value-type="float">
            <text:p>110010300</text:p>
          </table:table-cell>
          <table:table-cell office:value-type="float" office:value="3" calcext:value-type="float">
            <text:p>3</text:p>
          </table:table-cell>
          <table:table-cell office:value-type="float" office:value="43858" calcext:value-type="float">
            <text:p>43858</text:p>
          </table:table-cell>
          <table:table-cell office:value-type="float" office:value="17685" calcext:value-type="float">
            <text:p>17685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75" calcext:value-type="float">
            <text:p>375</text:p>
          </table:table-cell>
          <table:table-cell office:value-type="float" office:value="19346167" calcext:value-type="float">
            <text:p>19346167</text:p>
          </table:table-cell>
          <table:table-cell office:value-type="float" office:value="110020101" calcext:value-type="float">
            <text:p>110020101</text:p>
          </table:table-cell>
          <table:table-cell office:value-type="float" office:value="110010300" calcext:value-type="float">
            <text:p>110010300</text:p>
          </table:table-cell>
          <table:table-cell office:value-type="float" office:value="3" calcext:value-type="float">
            <text:p>3</text:p>
          </table:table-cell>
          <table:table-cell office:value-type="float" office:value="40905" calcext:value-type="float">
            <text:p>40905</text:p>
          </table:table-cell>
          <table:table-cell office:value-type="float" office:value="16494" calcext:value-type="float">
            <text:p>16494</text:p>
          </table:table-cell>
          <table:table-cell office:value-type="string" calcext:value-type="string">
            <text:p>[('ES211', 'ES213','ES130')]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376" calcext:value-type="float">
            <text:p>376</text:p>
          </table:table-cell>
          <table:table-cell office:value-type="float" office:value="14084399" calcext:value-type="float">
            <text:p>14084399</text:p>
          </table:table-cell>
          <table:table-cell office:value-type="float" office:value="110020101" calcext:value-type="float">
            <text:p>110020101</text:p>
          </table:table-cell>
          <table:table-cell office:value-type="float" office:value="110010300" calcext:value-type="float">
            <text:p>110010300</text:p>
          </table:table-cell>
          <table:table-cell office:value-type="float" office:value="4" calcext:value-type="float">
            <text:p>4</text:p>
          </table:table-cell>
          <table:table-cell office:value-type="float" office:value="40078" calcext:value-type="float">
            <text:p>40078</text:p>
          </table:table-cell>
          <table:table-cell office:value-type="float" office:value="31068" calcext:value-type="float">
            <text:p>31068</text:p>
          </table:table-cell>
          <table:table-cell office:value-type="string" calcext:value-type="string">
            <text:p>[('ES211', 'ES213','ES130')]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377" calcext:value-type="float">
            <text:p>377</text:p>
          </table:table-cell>
          <table:table-cell office:value-type="float" office:value="19352655" calcext:value-type="float">
            <text:p>19352655</text:p>
          </table:table-cell>
          <table:table-cell office:value-type="float" office:value="110020300" calcext:value-type="float">
            <text:p>110020300</text:p>
          </table:table-cell>
          <table:table-cell office:value-type="float" office:value="110010300" calcext:value-type="float">
            <text:p>110010300</text:p>
          </table:table-cell>
          <table:table-cell office:value-type="float" office:value="3" calcext:value-type="float">
            <text:p>3</text:p>
          </table:table-cell>
          <table:table-cell office:value-type="float" office:value="21916" calcext:value-type="float">
            <text:p>21916</text:p>
          </table:table-cell>
          <table:table-cell office:value-type="float" office:value="8837" calcext:value-type="float">
            <text:p>8837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78" calcext:value-type="float">
            <text:p>378</text:p>
          </table:table-cell>
          <table:table-cell office:value-type="float" office:value="14086021" calcext:value-type="float">
            <text:p>14086021</text:p>
          </table:table-cell>
          <table:table-cell office:value-type="float" office:value="110020102" calcext:value-type="float">
            <text:p>110020102</text:p>
          </table:table-cell>
          <table:table-cell office:value-type="float" office:value="110010300" calcext:value-type="float">
            <text:p>110010300</text:p>
          </table:table-cell>
          <table:table-cell office:value-type="float" office:value="4" calcext:value-type="float">
            <text:p>4</text:p>
          </table:table-cell>
          <table:table-cell office:value-type="float" office:value="20724" calcext:value-type="float">
            <text:p>20724</text:p>
          </table:table-cell>
          <table:table-cell office:value-type="float" office:value="16065" calcext:value-type="float">
            <text:p>16065</text:p>
          </table:table-cell>
          <table:table-cell office:value-type="string" calcext:value-type="string">
            <text:p>[('ES212', 'ES213', 'ES130')]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79" calcext:value-type="float">
            <text:p>379</text:p>
          </table:table-cell>
          <table:table-cell office:value-type="float" office:value="16720149" calcext:value-type="float">
            <text:p>16720149</text:p>
          </table:table-cell>
          <table:table-cell office:value-type="float" office:value="110020200" calcext:value-type="float">
            <text:p>110020200</text:p>
          </table:table-cell>
          <table:table-cell office:value-type="float" office:value="110010300" calcext:value-type="float">
            <text:p>110010300</text:p>
          </table:table-cell>
          <table:table-cell office:value-type="float" office:value="2" calcext:value-type="float">
            <text:p>2</text:p>
          </table:table-cell>
          <table:table-cell office:value-type="float" office:value="18825" calcext:value-type="float">
            <text:p>18825</text:p>
          </table:table-cell>
          <table:table-cell office:value-type="float" office:value="9274" calcext:value-type="float">
            <text:p>9274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380" calcext:value-type="float">
            <text:p>380</text:p>
          </table:table-cell>
          <table:table-cell office:value-type="float" office:value="11453515" calcext:value-type="float">
            <text:p>11453515</text:p>
          </table:table-cell>
          <table:table-cell office:value-type="float" office:value="110020101" calcext:value-type="float">
            <text:p>110020101</text:p>
          </table:table-cell>
          <table:table-cell office:value-type="float" office:value="110010300" calcext:value-type="float">
            <text:p>110010300</text:p>
          </table:table-cell>
          <table:table-cell office:value-type="float" office:value="1" calcext:value-type="float">
            <text:p>1</text:p>
          </table:table-cell>
          <table:table-cell office:value-type="float" office:value="15304" calcext:value-type="float">
            <text:p>15304</text:p>
          </table:table-cell>
          <table:table-cell office:value-type="float" office:value="11863" calcext:value-type="float">
            <text:p>11863</text:p>
          </table:table-cell>
          <table:table-cell office:value-type="string" calcext:value-type="string">
            <text:p>[('ES211', 'ES213','ES130')]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381" calcext:value-type="float">
            <text:p>381</text:p>
          </table:table-cell>
          <table:table-cell office:value-type="float" office:value="11455137" calcext:value-type="float">
            <text:p>11455137</text:p>
          </table:table-cell>
          <table:table-cell office:value-type="float" office:value="110020102" calcext:value-type="float">
            <text:p>110020102</text:p>
          </table:table-cell>
          <table:table-cell office:value-type="float" office:value="110010300" calcext:value-type="float">
            <text:p>110010300</text:p>
          </table:table-cell>
          <table:table-cell office:value-type="float" office:value="1" calcext:value-type="float">
            <text:p>1</text:p>
          </table:table-cell>
          <table:table-cell office:value-type="float" office:value="15132" calcext:value-type="float">
            <text:p>15132</text:p>
          </table:table-cell>
          <table:table-cell office:value-type="float" office:value="11730" calcext:value-type="float">
            <text:p>11730</text:p>
          </table:table-cell>
          <table:table-cell office:value-type="string" calcext:value-type="string">
            <text:p>[('ES212', 'ES213', 'ES130')]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82" calcext:value-type="float">
            <text:p>382</text:p>
          </table:table-cell>
          <table:table-cell office:value-type="float" office:value="16721771" calcext:value-type="float">
            <text:p>16721771</text:p>
          </table:table-cell>
          <table:table-cell office:value-type="float" office:value="110020300" calcext:value-type="float">
            <text:p>110020300</text:p>
          </table:table-cell>
          <table:table-cell office:value-type="float" office:value="110010300" calcext:value-type="float">
            <text:p>110010300</text:p>
          </table:table-cell>
          <table:table-cell office:value-type="float" office:value="2" calcext:value-type="float">
            <text:p>2</text:p>
          </table:table-cell>
          <table:table-cell office:value-type="float" office:value="11015" calcext:value-type="float">
            <text:p>11015</text:p>
          </table:table-cell>
          <table:table-cell office:value-type="float" office:value="5426" calcext:value-type="float">
            <text:p>5426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83" calcext:value-type="float">
            <text:p>383</text:p>
          </table:table-cell>
          <table:table-cell office:value-type="float" office:value="19375363" calcext:value-type="float">
            <text:p>19375363</text:p>
          </table:table-cell>
          <table:table-cell office:value-type="float" office:value="110040201" calcext:value-type="float">
            <text:p>110040201</text:p>
          </table:table-cell>
          <table:table-cell office:value-type="float" office:value="110010300" calcext:value-type="float">
            <text:p>110010300</text:p>
          </table:table-cell>
          <table:table-cell office:value-type="float" office:value="3" calcext:value-type="float">
            <text:p>3</text:p>
          </table:table-cell>
          <table:table-cell office:value-type="float" office:value="4476" calcext:value-type="float">
            <text:p>4476</text:p>
          </table:table-cell>
          <table:table-cell office:value-type="float" office:value="1805" calcext:value-type="float">
            <text:p>1805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84" calcext:value-type="float">
            <text:p>384</text:p>
          </table:table-cell>
          <table:table-cell office:value-type="float" office:value="11460003" calcext:value-type="float">
            <text:p>11460003</text:p>
          </table:table-cell>
          <table:table-cell office:value-type="float" office:value="110020300" calcext:value-type="float">
            <text:p>110020300</text:p>
          </table:table-cell>
          <table:table-cell office:value-type="float" office:value="110010300" calcext:value-type="float">
            <text:p>110010300</text:p>
          </table:table-cell>
          <table:table-cell office:value-type="float" office:value="1" calcext:value-type="float">
            <text:p>1</text:p>
          </table:table-cell>
          <table:table-cell office:value-type="float" office:value="4092" calcext:value-type="float">
            <text:p>4092</text:p>
          </table:table-cell>
          <table:table-cell office:value-type="float" office:value="3172" calcext:value-type="float">
            <text:p>3172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85" calcext:value-type="float">
            <text:p>385</text:p>
          </table:table-cell>
          <table:table-cell office:value-type="float" office:value="11458381" calcext:value-type="float">
            <text:p>11458381</text:p>
          </table:table-cell>
          <table:table-cell office:value-type="float" office:value="110020200" calcext:value-type="float">
            <text:p>110020200</text:p>
          </table:table-cell>
          <table:table-cell office:value-type="float" office:value="110010300" calcext:value-type="float">
            <text:p>110010300</text:p>
          </table:table-cell>
          <table:table-cell office:value-type="float" office:value="1" calcext:value-type="float">
            <text:p>1</text:p>
          </table:table-cell>
          <table:table-cell office:value-type="float" office:value="2804" calcext:value-type="float">
            <text:p>2804</text:p>
          </table:table-cell>
          <table:table-cell office:value-type="float" office:value="2173" calcext:value-type="float">
            <text:p>2173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386" calcext:value-type="float">
            <text:p>386</text:p>
          </table:table-cell>
          <table:table-cell office:value-type="float" office:value="14090887" calcext:value-type="float">
            <text:p>14090887</text:p>
          </table:table-cell>
          <table:table-cell office:value-type="float" office:value="110020300" calcext:value-type="float">
            <text:p>110020300</text:p>
          </table:table-cell>
          <table:table-cell office:value-type="float" office:value="110010300" calcext:value-type="float">
            <text:p>110010300</text:p>
          </table:table-cell>
          <table:table-cell office:value-type="float" office:value="4" calcext:value-type="float">
            <text:p>4</text:p>
          </table:table-cell>
          <table:table-cell office:value-type="float" office:value="1710" calcext:value-type="float">
            <text:p>1710</text:p>
          </table:table-cell>
          <table:table-cell office:value-type="float" office:value="1326" calcext:value-type="float">
            <text:p>1326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87" calcext:value-type="float">
            <text:p>387</text:p>
          </table:table-cell>
          <table:table-cell office:value-type="float" office:value="16744479" calcext:value-type="float">
            <text:p>16744479</text:p>
          </table:table-cell>
          <table:table-cell office:value-type="float" office:value="110040201" calcext:value-type="float">
            <text:p>110040201</text:p>
          </table:table-cell>
          <table:table-cell office:value-type="float" office:value="110010300" calcext:value-type="float">
            <text:p>110010300</text:p>
          </table:table-cell>
          <table:table-cell office:value-type="float" office:value="2" calcext:value-type="float">
            <text:p>2</text:p>
          </table:table-cell>
          <table:table-cell office:value-type="float" office:value="385" calcext:value-type="float">
            <text:p>385</text:p>
          </table:table-cell>
          <table:table-cell office:value-type="float" office:value="190" calcext:value-type="float">
            <text:p>190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388" calcext:value-type="float">
            <text:p>388</text:p>
          </table:table-cell>
          <table:table-cell office:value-type="float" office:value="11482711" calcext:value-type="float">
            <text:p>11482711</text:p>
          </table:table-cell>
          <table:table-cell office:value-type="float" office:value="110040201" calcext:value-type="float">
            <text:p>110040201</text:p>
          </table:table-cell>
          <table:table-cell office:value-type="float" office:value="110010300" calcext:value-type="float">
            <text:p>1100103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77" calcext:value-type="float">
            <text:p>7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9-09T09:01:42.629000000</dc:date>
    <meta:editing-duration>P2DT15H29M35S</meta:editing-duration>
    <meta:editing-cycles>1</meta:editing-cycles>
    <meta:document-statistic meta:table-count="1" meta:cell-count="1534" meta:object-count="0"/>
    <meta:generator>LibreOffice/7.1.3.2$Windows_X86_64 LibreOffice_project/47f78053abe362b9384784d31a6e56f8511eb1c1</meta:generator>
  </office:meta>
</office:document-meta>
</file>